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8125in" style:rel-column-width="27538*"/>
    </style:style>
    <style:style style:name="Table5.B" style:family="table-column">
      <style:table-column-properties style:column-width="1.6493in" style:rel-column-width="16149*"/>
    </style:style>
    <style:style style:name="Table5.C" style:family="table-column">
      <style:table-column-properties style:column-width="2.2313in" style:rel-column-width="21848*"/>
    </style:style>
    <style:style style:name="Table5.A1" style:family="table-cell">
      <style:table-cell-properties style:writing-mode="page"/>
    </style:style>
    <style:style style:name="Table5.A5" style:family="table-cell">
      <style:table-cell-properties fo:padding="0in" fo:border="none" style:writing-mode="page"/>
    </style:style>
    <style:style style:name="Table5.B6" style:family="table-cell" style:data-style-name="N0">
      <style:table-cell-properties fo:padding="0in" fo:border="none" style:writing-mode="page"/>
    </style:style>
    <style:style style:name="Table5.B7" style:family="table-cell" style:data-style-name="N0">
      <style:table-cell-properties style:writing-mode="page"/>
    </style:style>
    <style:style style:name="Table5.B8" style:family="table-cell" style:data-style-name="N0">
      <style:table-cell-properties style:writing-mode="page"/>
    </style:style>
    <style:style style:name="Table5.B9" style:family="table-cell" style:data-style-name="N0">
      <style:table-cell-properties style:writing-mode="page"/>
    </style:style>
    <style:style style:name="Table5.B10" style:family="table-cell" style:data-style-name="N0">
      <style:table-cell-properties style:writing-mode="page"/>
    </style:style>
    <style:style style:name="Table5.B11" style:family="table-cell" style:data-style-name="N0">
      <style:table-cell-properties style:writing-mode="page"/>
    </style:style>
    <style:style style:name="Table5.B12" style:family="table-cell" style:data-style-name="N0">
      <style:table-cell-properties style:writing-mode="page"/>
    </style:style>
    <style:style style:name="Table5.B13" style:family="table-cell" style:data-style-name="N0">
      <style:table-cell-properties style:writing-mode="page"/>
    </style:style>
    <style:style style:name="Table5.B14" style:family="table-cell" style:data-style-name="N0">
      <style:table-cell-properties style:writing-mode="page"/>
    </style:style>
    <style:style style:name="Table1" style:family="table">
      <style:table-properties style:width="9.5389in" fo:margin-left="-0.0208in" fo:margin-top="0in" fo:margin-bottom="0in" table:align="left" style:writing-mode="page"/>
    </style:style>
    <style:style style:name="Table1.A" style:family="table-column">
      <style:table-column-properties style:column-width="5.5361in"/>
    </style:style>
    <style:style style:name="Table1.B" style:family="table-column">
      <style:table-column-properties style:column-width="4.002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9.5389in" fo:margin-left="-0.0208in" fo:margin-top="0in" fo:margin-bottom="0in" table:align="left" style:writing-mode="page"/>
    </style:style>
    <style:style style:name="Table2.A" style:family="table-column">
      <style:table-column-properties style:column-width="9.538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9.5389in" fo:margin-left="-0.0208in" fo:margin-top="0in" fo:margin-bottom="0in" table:align="left" style:writing-mode="page"/>
    </style:style>
    <style:style style:name="Table3.A" style:family="table-column">
      <style:table-column-properties style:column-width="9.538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orizontal_20_Line">
      <style:text-properties fo:color="#000000" loext:opacity="100%" fo:background-color="transparent"/>
    </style:style>
    <style:style style:name="P2" style:family="paragraph" style:parent-style-name="Heading_20_2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3" style:family="paragraph" style:parent-style-name="Preformatted_20_Text">
      <style:text-properties fo:color="#000000" loext:opacity="100%" fo:background-color="transparent"/>
    </style:style>
    <style:style style:name="P4" style:family="paragraph" style:parent-style-name="Preformatted_20_Text">
      <style:paragraph-properties fo:line-height="166%"/>
      <style:text-properties fo:color="#000000" loext:opacity="100%" fo:background-color="transparent"/>
    </style:style>
    <style:style style:name="P5" style:family="paragraph" style:parent-style-name="Text_20_body">
      <style:text-properties fo:color="#000000" loext:opacity="100%" officeooo:rsid="0026fe9c" fo:background-color="transparent"/>
    </style:style>
    <style:style style:name="P6" style:family="paragraph" style:parent-style-name="Heading_20_2">
      <style:text-properties fo:color="#000000" loext:opacity="100%" officeooo:rsid="0026fe9c" officeooo:paragraph-rsid="003c70a6" fo:background-color="transparent"/>
    </style:style>
    <style:style style:name="P7" style:family="paragraph" style:parent-style-name="Standard">
      <style:text-properties fo:color="#000000" loext:opacity="100%" officeooo:rsid="0026fe9c" officeooo:paragraph-rsid="0038ec27" fo:background-color="transparent"/>
    </style:style>
    <style:style style:name="P8" style:family="paragraph" style:parent-style-name="Standard">
      <style:text-properties fo:color="#000000" loext:opacity="100%" officeooo:rsid="0026fe9c" officeooo:paragraph-rsid="00696eb1" fo:background-color="transparent"/>
    </style:style>
    <style:style style:name="P9" style:family="paragraph" style:parent-style-name="Standard">
      <style:text-properties fo:color="#000000" loext:opacity="100%" officeooo:rsid="0026fe9c" officeooo:paragraph-rsid="006b2ab2" fo:background-color="transparent"/>
    </style:style>
    <style:style style:name="P10" style:family="paragraph" style:parent-style-name="Standard">
      <style:text-properties fo:color="#000000" loext:opacity="100%" officeooo:rsid="0026fe9c" officeooo:paragraph-rsid="00781a2a" fo:background-color="transparent"/>
    </style:style>
    <style:style style:name="P11" style:family="paragraph" style:parent-style-name="Standard">
      <style:text-properties fo:color="#000000" loext:opacity="100%" officeooo:rsid="0038ec27" officeooo:paragraph-rsid="0044c207" fo:background-color="transparent"/>
    </style:style>
    <style:style style:name="P12" style:family="paragraph" style:parent-style-name="Text_20_body">
      <style:text-properties fo:color="#000000" loext:opacity="100%" officeooo:rsid="0038ec27" officeooo:paragraph-rsid="0044c207" fo:background-color="transparent"/>
    </style:style>
    <style:style style:name="P13" style:family="paragraph" style:parent-style-name="Text_20_body">
      <style:text-properties fo:color="#000000" loext:opacity="100%" officeooo:rsid="0038ec27" officeooo:paragraph-rsid="0038ec27" fo:background-color="transparent"/>
    </style:style>
    <style:style style:name="P14" style:family="paragraph" style:parent-style-name="Text_20_body">
      <style:text-properties fo:color="#000000" loext:opacity="100%" officeooo:rsid="0041e092" officeooo:paragraph-rsid="0041e092" fo:background-color="transparent"/>
    </style:style>
    <style:style style:name="P15" style:family="paragraph" style:parent-style-name="Standard">
      <style:text-properties fo:color="#000000" loext:opacity="100%" officeooo:rsid="0050cac5" officeooo:paragraph-rsid="0050cac5" fo:background-color="transparent"/>
    </style:style>
    <style:style style:name="P16" style:family="paragraph" style:parent-style-name="Standard">
      <style:text-properties fo:color="#000000" loext:opacity="100%" officeooo:rsid="0050cac5" officeooo:paragraph-rsid="0073eb29" fo:background-color="transparent"/>
    </style:style>
    <style:style style:name="P17" style:family="paragraph" style:parent-style-name="Text_20_body">
      <style:text-properties fo:color="#000000" loext:opacity="100%" officeooo:rsid="004ee443" officeooo:paragraph-rsid="004ee443" fo:background-color="transparent"/>
    </style:style>
    <style:style style:name="P18" style:family="paragraph" style:parent-style-name="Standard">
      <style:text-properties fo:color="#000000" loext:opacity="100%" officeooo:rsid="00781a2a" officeooo:paragraph-rsid="00781a2a" fo:background-color="transparent"/>
    </style:style>
    <style:style style:name="P19" style:family="paragraph" style:parent-style-name="Standard">
      <style:text-properties fo:color="#000000" loext:opacity="100%" officeooo:rsid="00791656" officeooo:paragraph-rsid="00791656" fo:background-color="transparent"/>
    </style:style>
    <style:style style:name="P20" style:family="paragraph" style:parent-style-name="Text_20_body">
      <style:text-properties fo:color="#000000" loext:opacity="100%" fo:font-weight="bold" officeooo:rsid="003619a7" officeooo:paragraph-rsid="003619a7" fo:background-color="transparent" style:font-weight-asian="bold" style:font-weight-complex="bold"/>
    </style:style>
    <style:style style:name="P21" style:family="paragraph" style:parent-style-name="Text_20_body">
      <style:text-properties fo:color="#000000" loext:opacity="100%" fo:font-weight="bold" officeooo:rsid="004ee443" officeooo:paragraph-rsid="004ee443" fo:background-color="transparent" style:font-weight-asian="bold" style:font-weight-complex="bold"/>
    </style:style>
    <style:style style:name="P22" style:family="paragraph" style:parent-style-name="Standard">
      <style:text-properties fo:color="#000000" loext:opacity="100%" officeooo:rsid="003fac24" officeooo:paragraph-rsid="003fac24" fo:background-color="#ffff6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line-through-style="solid" style:text-line-through-type="single" officeooo:rsid="0038ec27" officeooo:paragraph-rsid="004384e4" fo:background-color="transparent"/>
    </style:style>
    <style:style style:name="P24" style:family="paragraph" style:parent-style-name="Standard">
      <style:text-properties fo:color="#000000" loext:opacity="100%" style:text-line-through-style="solid" style:text-line-through-type="single" officeooo:rsid="0038ec27" officeooo:paragraph-rsid="0044c207" fo:background-color="transparent"/>
    </style:style>
    <style:style style:name="P25" style:family="paragraph" style:parent-style-name="Text_20_body">
      <style:text-properties fo:color="#000000" loext:opacity="100%" style:text-line-through-style="solid" style:text-line-through-type="single" officeooo:rsid="0038ec27" officeooo:paragraph-rsid="0044c207" fo:background-color="transparent"/>
    </style:style>
    <style:style style:name="P26" style:family="paragraph" style:parent-style-name="Text_20_body">
      <style:text-properties fo:color="#000000" loext:opacity="100%" style:text-line-through-style="solid" style:text-line-through-type="single" officeooo:rsid="0038ec27" officeooo:paragraph-rsid="0038ec27" fo:background-color="transparent"/>
    </style:style>
    <style:style style:name="P27" style:family="paragraph" style:parent-style-name="Text_20_body">
      <style:text-properties fo:color="#000000" loext:opacity="100%" style:text-line-through-style="solid" style:text-line-through-type="single" officeooo:rsid="0026fe9c" officeooo:paragraph-rsid="0038ec27" fo:background-color="transparent"/>
    </style:style>
    <style:style style:name="P28" style:family="paragraph" style:parent-style-name="Text_20_body">
      <style:text-properties fo:color="#000000" loext:opacity="100%" style:text-line-through-style="solid" style:text-line-through-type="single" officeooo:rsid="0044bbca" officeooo:paragraph-rsid="0044bbca" fo:background-color="transparent"/>
    </style:style>
    <style:style style:name="P29" style:family="paragraph" style:parent-style-name="Text_20_body">
      <style:text-properties fo:color="#000000" loext:opacity="100%" style:text-line-through-style="solid" style:text-line-through-type="single" officeooo:rsid="00421ed9" officeooo:paragraph-rsid="00421ed9" fo:background-color="transparent"/>
    </style:style>
    <style:style style:name="P30" style:family="paragraph" style:parent-style-name="Text_20_body">
      <style:text-properties fo:color="#000000" loext:opacity="100%" style:text-line-through-style="solid" style:text-line-through-type="single" officeooo:rsid="00421ed9" officeooo:paragraph-rsid="004384e4" fo:background-color="transparent"/>
    </style:style>
    <style:style style:name="P31" style:family="paragraph" style:parent-style-name="Text_20_body">
      <style:text-properties fo:color="#000000" loext:opacity="100%" style:text-line-through-style="solid" style:text-line-through-type="single" officeooo:rsid="004384e4" officeooo:paragraph-rsid="004384e4" fo:background-color="transparent"/>
    </style:style>
    <style:style style:name="P32" style:family="paragraph" style:parent-style-name="Text_20_body">
      <style:text-properties fo:color="#000000" loext:opacity="100%" style:text-line-through-style="solid" style:text-line-through-type="single" officeooo:rsid="003fac24" officeooo:paragraph-rsid="003fac24" fo:background-color="transparent"/>
    </style:style>
    <style:style style:name="P33" style:family="paragraph" style:parent-style-name="Text_20_body">
      <style:text-properties fo:color="#000000" loext:opacity="100%" style:text-line-through-style="solid" style:text-line-through-type="single" officeooo:rsid="0044f8a0" officeooo:paragraph-rsid="0044f8a0" fo:background-color="transparent"/>
    </style:style>
    <style:style style:name="P34" style:family="paragraph" style:parent-style-name="Standard">
      <style:text-properties fo:color="#000000" loext:opacity="100%" style:text-line-through-style="solid" style:text-line-through-type="single" officeooo:rsid="0041e092" officeooo:paragraph-rsid="0041e092" fo:background-color="transparent"/>
    </style:style>
    <style:style style:name="P35" style:family="paragraph" style:parent-style-name="Text_20_body">
      <style:text-properties fo:color="#000000" loext:opacity="100%" style:text-line-through-style="solid" style:text-line-through-type="single" officeooo:rsid="0041e092" officeooo:paragraph-rsid="0041e092" fo:background-color="transparent"/>
    </style:style>
    <style:style style:name="P36" style:family="paragraph" style:parent-style-name="Standard">
      <style:text-properties fo:color="#000000" loext:opacity="100%" style:text-line-through-style="solid" style:text-line-through-type="single" officeooo:rsid="00496652" officeooo:paragraph-rsid="00496652" fo:background-color="#ffff6d"/>
    </style:style>
    <style:style style:name="P37" style:family="paragraph" style:parent-style-name="Text_20_body">
      <style:text-properties fo:color="#000000" loext:opacity="100%" officeooo:rsid="0026fe9c"/>
    </style:style>
    <style:style style:name="P38" style:family="paragraph" style:parent-style-name="Text_20_body">
      <style:text-properties fo:color="#000000" loext:opacity="100%" fo:font-size="22pt" fo:font-weight="bold" officeooo:rsid="0038ec27" officeooo:paragraph-rsid="0038ec27" fo:background-color="transparent" style:font-size-asian="22pt" style:font-weight-asian="bold" style:font-size-complex="22pt" style:font-weight-complex="bold"/>
    </style:style>
    <style:style style:name="P39" style:family="paragraph" style:parent-style-name="Text_20_body">
      <style:text-properties fo:color="#000000" loext:opacity="100%" style:text-underline-style="none" officeooo:rsid="004ee443" officeooo:paragraph-rsid="004ee443" fo:background-color="transparent"/>
    </style:style>
    <style:style style:name="P40" style:family="paragraph" style:parent-style-name="Text_20_body">
      <style:text-properties fo:color="#000000" loext:opacity="100%" style:text-underline-style="none" officeooo:rsid="0050cac5" officeooo:paragraph-rsid="0050cac5" fo:background-color="transparent"/>
    </style:style>
    <style:style style:name="P41" style:family="paragraph" style:parent-style-name="Text_20_body">
      <style:text-properties fo:color="#000000" loext:opacity="100%" style:text-line-through-style="none" style:text-line-through-type="none" fo:font-weight="bold" officeooo:rsid="0055c13d" officeooo:paragraph-rsid="0055c13d" fo:background-color="transparent" style:font-weight-asian="bold" style:font-weight-complex="bold"/>
    </style:style>
    <style:style style:name="P42" style:family="paragraph" style:parent-style-name="Text_20_body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48a4f" officeooo:paragraph-rsid="0073eb29" fo:background-color="transparent" style:font-size-asian="10pt" style:font-style-asian="normal" style:font-weight-asian="normal" style:text-emphasize="none"/>
    </style:style>
    <style:style style:name="P43" style:family="paragraph" style:parent-style-name="Heading_20_2">
      <style:text-properties officeooo:rsid="0026fe9c"/>
    </style:style>
    <style:style style:name="P44" style:family="paragraph" style:parent-style-name="Text_20_body">
      <style:text-properties officeooo:rsid="0026fe9c"/>
    </style:style>
    <style:style style:name="P45" style:family="paragraph" style:parent-style-name="Heading_20_2">
      <style:text-properties fo:font-size="12pt" fo:font-weight="bold" officeooo:rsid="002bc5f0" officeooo:paragraph-rsid="002bc5f0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size="12pt" fo:font-weight="bold" officeooo:rsid="002be5c0" officeooo:paragraph-rsid="002be5c0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2be5c0" officeooo:paragraph-rsid="007b13ec" style:font-size-asian="12pt" style:font-weight-asian="bold" style:font-size-complex="12pt" style:font-weight-complex="bold"/>
    </style:style>
    <style:style style:name="P48" style:family="paragraph" style:parent-style-name="Text_20_body">
      <style:text-properties fo:font-size="12pt" fo:font-weight="bold" officeooo:rsid="002be5c0" officeooo:paragraph-rsid="007b13ec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size="12pt" officeooo:paragraph-rsid="003af9db" style:font-size-asian="12pt" style:font-size-complex="12pt"/>
    </style:style>
    <style:style style:name="P51" style:family="paragraph" style:parent-style-name="Text_20_body">
      <style:text-properties fo:font-weight="bold" officeooo:rsid="0026fe9c" style:font-weight-asian="bold" style:font-weight-complex="bold"/>
    </style:style>
    <style:style style:name="P52" style:family="paragraph" style:parent-style-name="Text_20_body">
      <style:text-properties fo:font-weight="bold" officeooo:rsid="003619a7" officeooo:paragraph-rsid="003619a7" style:font-weight-asian="bold" style:font-weight-complex="bold"/>
    </style:style>
    <style:style style:name="P53" style:family="paragraph" style:parent-style-name="Text_20_body">
      <style:text-properties fo:font-weight="bold" officeooo:rsid="0052f4dc" officeooo:paragraph-rsid="0052f4dc" style:font-weight-asian="bold" style:font-weight-complex="bold"/>
    </style:style>
    <style:style style:name="P54" style:family="paragraph" style:parent-style-name="Text_20_body">
      <style:text-properties fo:font-weight="bold" officeooo:rsid="0052f4dc" officeooo:paragraph-rsid="0057638b" style:font-weight-asian="bold" style:font-weight-complex="bold"/>
    </style:style>
    <style:style style:name="P55" style:family="paragraph" style:parent-style-name="Preformatted_20_Text">
      <style:paragraph-properties fo:margin-left="0in" fo:margin-right="0in" fo:line-height="166%" fo:text-indent="0in" style:auto-text-indent="false"/>
    </style:style>
    <style:style style:name="P56" style:family="paragraph" style:parent-style-name="Preformatted_20_Text">
      <style:paragraph-properties fo:margin-left="0in" fo:margin-right="0in" fo:margin-top="0in" fo:margin-bottom="0.1965in" style:contextual-spacing="false" fo:line-height="166%" fo:text-indent="0in" style:auto-text-indent="false"/>
    </style:style>
    <style:style style:name="P57" style:family="paragraph" style:parent-style-name="Text_20_body">
      <style:paragraph-properties fo:margin-left="0in" fo:margin-right="0in" fo:text-indent="0in" style:auto-text-indent="false"/>
    </style:style>
    <style:style style:name="P58" style:family="paragraph" style:parent-style-name="Heading_20_2">
      <style:text-properties officeooo:paragraph-rsid="0044f8a0"/>
    </style:style>
    <style:style style:name="P59" style:family="paragraph" style:parent-style-name="Standard">
      <style:text-properties style:text-line-through-style="solid" style:text-line-through-type="single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/>
    </style:style>
    <style:style style:name="P61" style:family="paragraph" style:parent-style-name="Table_20_Contents">
      <style:paragraph-properties fo:text-align="start" style:justify-single-word="false"/>
      <style:text-properties style:text-line-through-style="solid" style:text-line-through-type="single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 officeooo:rsid="00461028" officeooo:paragraph-rsid="00461028"/>
    </style:style>
    <style:style style:name="P63" style:family="paragraph" style:parent-style-name="Table_20_Contents">
      <style:paragraph-properties fo:text-align="end" style:justify-single-word="false"/>
      <style:text-properties style:text-line-through-style="solid" style:text-line-through-type="single" officeooo:rsid="00461028" officeooo:paragraph-rsid="00461028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 officeooo:rsid="00456a8f" officeooo:paragraph-rsid="00456a8f"/>
    </style:style>
    <style:style style:name="P65" style:family="paragraph" style:parent-style-name="Table_20_Contents">
      <style:text-properties style:text-line-through-style="solid" style:text-line-through-type="single" officeooo:rsid="00456a8f" officeooo:paragraph-rsid="00456a8f"/>
    </style:style>
    <style:style style:name="P66" style:family="paragraph" style:parent-style-name="Table_20_Contents">
      <style:text-properties style:text-line-through-style="solid" style:text-line-through-type="single"/>
    </style:style>
    <style:style style:name="P67" style:family="paragraph" style:parent-style-name="Table_20_Contents">
      <style:paragraph-properties fo:text-align="end" style:justify-single-word="false"/>
      <style:text-properties style:text-line-through-style="solid" style:text-line-through-type="single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style:text-line-through-style="solid" style:text-line-through-type="single" style:font-name="Liberation Sans"/>
    </style:style>
    <style:style style:name="P69" style:family="paragraph" style:parent-style-name="Text_20_body">
      <style:text-properties style:text-line-through-style="solid" style:text-line-through-type="single" officeooo:paragraph-rsid="00421ed9"/>
    </style:style>
    <style:style style:name="P70" style:family="paragraph" style:parent-style-name="Text_20_body">
      <style:text-properties officeooo:paragraph-rsid="003df207"/>
    </style:style>
    <style:style style:name="P71" style:family="paragraph" style:parent-style-name="Text_20_body">
      <style:text-properties officeooo:paragraph-rsid="0038ec27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3af9db" style:font-size-asian="12pt" style:font-style-asian="normal" style:font-weight-asian="normal" style:font-size-complex="12pt" style:text-emphasize="none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3af9db" officeooo:paragraph-rsid="003af9db" style:font-size-asian="12pt" style:font-style-asian="normal" style:font-weight-asian="normal" style:font-size-complex="12pt" style:text-emphasize="none"/>
    </style:style>
    <style:style style:name="P74" style:family="paragraph" style:parent-style-name="Heading_20_2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96eb1" officeooo:paragraph-rsid="0038ec27" style:font-size-asian="10pt" style:font-style-asian="normal" style:font-weight-asian="normal" style:text-emphasize="none"/>
    </style:style>
    <style:style style:name="P75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2f4dc" officeooo:paragraph-rsid="0052f4dc" style:font-size-asian="10pt" style:font-style-asian="normal" style:font-weight-asian="normal" style:text-emphasize="none"/>
    </style:style>
    <style:style style:name="P76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2f4dc" officeooo:paragraph-rsid="0057638b" style:font-size-asian="10pt" style:font-style-asian="normal" style:font-weight-asian="normal" style:text-emphasize="none"/>
    </style:style>
    <style:style style:name="P77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1e0f8" officeooo:paragraph-rsid="00627948" style:font-size-asian="10pt" style:font-style-asian="normal" style:font-weight-asian="normal" style:text-emphasize="none"/>
    </style:style>
    <style:style style:name="P78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1bb39" officeooo:paragraph-rsid="0052f4dc" style:font-size-asian="10pt" style:font-style-asian="normal" style:font-weight-asian="normal" style:text-emphasize="none"/>
    </style:style>
    <style:style style:name="P79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8a4f" officeooo:paragraph-rsid="00548a4f" style:font-size-asian="10pt" style:font-style-asian="normal" style:font-weight-asian="normal" style:text-emphasize="none"/>
    </style:style>
    <style:style style:name="P80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ff79" officeooo:paragraph-rsid="0054ff79" style:font-size-asian="10pt" style:font-style-asian="normal" style:font-weight-asian="normal" style:text-emphasize="none"/>
    </style:style>
    <style:style style:name="P81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c48d5" officeooo:paragraph-rsid="005c48d5" style:font-size-asian="10pt" style:font-style-asian="normal" style:font-weight-asian="normal" style:text-emphasize="none"/>
    </style:style>
    <style:style style:name="P82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fdc88" officeooo:paragraph-rsid="0070ab34" style:font-size-asian="10pt" style:font-style-asian="normal" style:font-weight-asian="normal" style:text-emphasize="none"/>
    </style:style>
    <style:style style:name="P83" style:family="paragraph" style:parent-style-name="Text_20_body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73f611" officeooo:paragraph-rsid="0073f611" style:font-size-asian="10pt" style:font-style-asian="normal" style:font-weight-asian="normal" style:text-emphasize="none"/>
    </style:style>
    <style:style style:name="P84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85" style:family="paragraph" style:parent-style-name="Standard">
      <style:text-properties officeooo:rsid="0052f4dc" officeooo:paragraph-rsid="0052f4dc"/>
    </style:style>
    <style:style style:name="P86" style:family="paragraph" style:parent-style-name="Text_20_body">
      <style:text-properties officeooo:rsid="0052f4dc" officeooo:paragraph-rsid="0052f4dc"/>
    </style:style>
    <style:style style:name="P87" style:family="paragraph" style:parent-style-name="Text_20_body">
      <style:text-properties officeooo:rsid="0052f4dc" officeooo:paragraph-rsid="0057638b"/>
    </style:style>
    <style:style style:name="P88" style:family="paragraph" style:parent-style-name="Standard">
      <style:text-properties officeooo:paragraph-rsid="0052f4dc"/>
    </style:style>
    <style:style style:name="P89" style:family="paragraph" style:parent-style-name="Text_20_body">
      <style:text-properties officeooo:paragraph-rsid="0052f4dc"/>
    </style:style>
    <style:style style:name="P90" style:family="paragraph" style:parent-style-name="Text_20_body">
      <style:text-properties officeooo:paragraph-rsid="003c70a6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paragraph-rsid="004ee443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4ee443"/>
    </style:style>
    <style:style style:name="P93" style:family="paragraph" style:parent-style-name="Text_20_body">
      <style:text-properties officeooo:paragraph-rsid="0050cac5"/>
    </style:style>
    <style:style style:name="P94" style:family="paragraph" style:parent-style-name="Text_20_body">
      <style:text-properties officeooo:paragraph-rsid="00548a4f"/>
    </style:style>
    <style:style style:name="P95" style:family="paragraph" style:parent-style-name="Text_20_body">
      <style:text-properties officeooo:paragraph-rsid="0054ff79"/>
    </style:style>
    <style:style style:name="P96" style:family="paragraph" style:parent-style-name="Text_20_body">
      <style:text-properties officeooo:paragraph-rsid="0057638b"/>
    </style:style>
    <style:style style:name="P97" style:family="paragraph" style:parent-style-name="Text_20_body">
      <style:text-properties officeooo:paragraph-rsid="00592431"/>
    </style:style>
    <style:style style:name="P98" style:family="paragraph" style:parent-style-name="Text_20_body">
      <style:text-properties officeooo:paragraph-rsid="005ad5fc"/>
    </style:style>
    <style:style style:name="P99" style:family="paragraph" style:parent-style-name="Text_20_body">
      <style:text-properties officeooo:paragraph-rsid="005c48d5"/>
    </style:style>
    <style:style style:name="P100" style:family="paragraph" style:parent-style-name="Text_20_body">
      <style:text-properties officeooo:paragraph-rsid="005e2570"/>
    </style:style>
    <style:style style:name="P101" style:family="paragraph" style:parent-style-name="Text_20_body">
      <style:text-properties officeooo:paragraph-rsid="005fdc88"/>
    </style:style>
    <style:style style:name="P102" style:family="paragraph" style:parent-style-name="Text_20_body">
      <style:text-properties officeooo:paragraph-rsid="0061b5f8"/>
    </style:style>
    <style:style style:name="P103" style:family="paragraph" style:parent-style-name="Text_20_body">
      <style:text-properties officeooo:paragraph-rsid="00627948"/>
    </style:style>
    <style:style style:name="P104" style:family="paragraph" style:parent-style-name="Text_20_body">
      <style:text-properties officeooo:paragraph-rsid="00677811"/>
    </style:style>
    <style:style style:name="P105" style:family="paragraph" style:parent-style-name="Text_20_body">
      <style:text-properties officeooo:paragraph-rsid="006f49a3"/>
    </style:style>
    <style:style style:name="P106" style:family="paragraph" style:parent-style-name="Text_20_body">
      <style:text-properties officeooo:paragraph-rsid="0070ab34"/>
    </style:style>
    <style:style style:name="P107" style:family="paragraph" style:parent-style-name="Text_20_body">
      <style:text-properties officeooo:paragraph-rsid="0071bec5"/>
    </style:style>
    <style:style style:name="P108" style:family="paragraph" style:parent-style-name="Text_20_body">
      <style:text-properties officeooo:paragraph-rsid="007360f9"/>
    </style:style>
    <style:style style:name="P109" style:family="paragraph" style:parent-style-name="Text_20_body">
      <style:text-properties officeooo:rsid="0073f611" officeooo:paragraph-rsid="0073f611"/>
    </style:style>
    <style:style style:name="P110" style:family="paragraph" style:parent-style-name="Text_20_body">
      <style:text-properties officeooo:rsid="0074abd8" officeooo:paragraph-rsid="0074abd8"/>
    </style:style>
    <style:style style:name="P111" style:family="paragraph" style:parent-style-name="Standard" style:list-style-name="L4">
      <style:text-properties officeooo:paragraph-rsid="003fac24"/>
    </style:style>
    <style:style style:name="P112" style:family="paragraph" style:parent-style-name="Standard" style:list-style-name="L4">
      <style:text-properties style:text-line-through-style="solid" style:text-line-through-type="single" officeooo:paragraph-rsid="003fac24"/>
    </style:style>
    <style:style style:name="P113" style:family="paragraph" style:parent-style-name="Standard">
      <style:paragraph-properties fo:text-align="start" style:justify-single-word="false" style:writing-mode="lr-tb"/>
      <style:text-properties style:text-line-through-style="solid" style:text-line-through-type="single" fo:font-size="12pt" officeooo:paragraph-rsid="003af9db" style:font-size-asian="12pt" style:font-size-complex="12pt"/>
    </style:style>
    <style:style style:name="P114" style:family="paragraph" style:parent-style-name="Standard">
      <style:paragraph-properties style:writing-mode="lr-tb"/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15" style:family="paragraph" style:parent-style-name="Standard">
      <style:paragraph-properties fo:text-align="start" style:justify-single-word="false" style:writing-mode="lr-tb"/>
    </style:style>
    <style:style style:name="P116" style:family="paragraph" style:parent-style-name="Standard">
      <style:paragraph-properties fo:text-align="start" style:justify-single-word="false" style:writing-mode="lr-tb"/>
      <style:text-properties officeooo:paragraph-rsid="003af9db"/>
    </style:style>
    <style:style style:name="P117" style:family="paragraph" style:parent-style-name="Standard">
      <style:paragraph-properties fo:text-align="start" style:justify-single-word="false" style:writing-mode="lr-tb"/>
      <style:text-properties officeooo:paragraph-rsid="00627948"/>
    </style:style>
    <style:style style:name="P118" style:family="paragraph" style:parent-style-name="Standard">
      <style:paragraph-properties fo:text-align="start" style:justify-single-word="false" style:writing-mode="lr-tb"/>
      <style:text-properties officeooo:rsid="003af9db" officeooo:paragraph-rsid="003af9db"/>
    </style:style>
    <style:style style:name="P119" style:family="paragraph" style:parent-style-name="Standard">
      <style:paragraph-properties style:writing-mode="lr-tb"/>
      <style:text-properties officeooo:rsid="003af9db" officeooo:paragraph-rsid="003af9db"/>
    </style:style>
    <style:style style:name="P120" style:family="paragraph" style:parent-style-name="Standard">
      <style:paragraph-properties style:writing-mode="lr-tb"/>
      <style:text-properties officeooo:paragraph-rsid="003af9db"/>
    </style:style>
    <style:style style:name="P121" style:family="paragraph" style:parent-style-name="Text_20_body" style:list-style-name="L1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122" style:family="paragraph" style:parent-style-name="Text_20_body" style:list-style-name="L1">
      <style:text-properties fo:color="#000000" loext:opacity="100%" fo:background-color="transparent"/>
    </style:style>
    <style:style style:name="P123" style:family="paragraph" style:parent-style-name="Text_20_body" style:list-style-name="L2">
      <style:paragraph-properties fo:margin-left="0in" fo:margin-right="0in" fo:text-indent="0in" style:auto-text-indent="false"/>
      <style:text-properties fo:color="#000000" loext:opacity="100%" fo:background-color="transparent"/>
    </style:style>
    <style:style style:name="P124" style:family="paragraph" style:parent-style-name="Text_20_body" style:list-style-name="L3">
      <style:text-properties fo:color="#000000" loext:opacity="100%" fo:background-color="transparent"/>
    </style:style>
    <style:style style:name="P125" style:family="paragraph" style:parent-style-name="Text_20_body" style:list-style-name="L4">
      <style:text-properties style:text-line-through-style="solid" style:text-line-through-type="single" officeooo:paragraph-rsid="003fac24"/>
    </style:style>
    <style:style style:name="P126" style:family="paragraph" style:parent-style-name="Text_20_body" style:list-style-name="L4">
      <style:text-properties style:text-outline="false" style:text-line-through-style="solid" style:text-line-through-type="single" style:font-name="Liberation Sans" fo:font-size="10pt" fo:font-style="normal" fo:text-shadow="none" style:text-underline-style="none" fo:font-weight="normal" officeooo:rsid="003fac24" officeooo:paragraph-rsid="003fac24" style:font-size-asian="10pt" style:font-style-asian="normal" style:font-weight-asian="normal" style:text-emphasize="none"/>
    </style:style>
    <style:style style:name="P127" style:family="paragraph" style:parent-style-name="Text_20_body" style:list-style-name="L5">
      <style:text-properties officeooo:paragraph-rsid="003c70a6"/>
    </style:style>
    <style:style style:name="P128" style:family="paragraph" style:parent-style-name="Text_20_body" style:list-style-name="L5">
      <style:text-properties officeooo:paragraph-rsid="003df207"/>
    </style:style>
    <style:style style:name="P129" style:family="paragraph" style:parent-style-name="Text_20_body" style:list-style-name="L6"/>
    <style:style style:name="P130" style:family="paragraph" style:parent-style-name="Text_20_body" style:list-style-name="L7"/>
    <style:style style:name="P131" style:family="paragraph" style:parent-style-name="Text_20_body" style:list-style-name="L8"/>
    <style:style style:name="P132" style:family="paragraph" style:parent-style-name="Text_20_body" style:list-style-name="L9"/>
    <style:style style:name="P133" style:family="paragraph" style:parent-style-name="Text_20_body">
      <style:text-properties fo:font-size="12pt" fo:font-weight="bold" officeooo:rsid="002be5c0" officeooo:paragraph-rsid="007b13ec" style:font-size-asian="12pt" style:font-weight-asian="bold" style:font-size-complex="12pt" style:font-weight-complex="bold"/>
    </style:style>
    <style:style style:name="T1" style:family="text">
      <style:text-properties officeooo:rsid="002c7c0e"/>
    </style:style>
    <style:style style:name="T2" style:family="text">
      <style:text-properties officeooo:rsid="002cca88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fo:background-color="transparent" loext:char-shading-value="0" loext:padding="0in" loext:border="none"/>
    </style:style>
    <style:style style:name="T5" style:family="text">
      <style:text-properties fo:color="#000000" loext:opacity="100%" officeooo:rsid="003fac24" fo:background-color="transparent" loext:char-shading-value="0"/>
    </style:style>
    <style:style style:name="T6" style:family="text">
      <style:text-properties fo:color="#000000" loext:opacity="100%" officeooo:rsid="0041e092" fo:background-color="transparent" loext:char-shading-value="0"/>
    </style:style>
    <style:style style:name="T7" style:family="text">
      <style:text-properties fo:color="#000000" loext:opacity="100%" officeooo:rsid="00421ed9" fo:background-color="transparent" loext:char-shading-value="0"/>
    </style:style>
    <style:style style:name="T8" style:family="text">
      <style:text-properties fo:color="#000000" loext:opacity="100%" officeooo:rsid="0050cac5" fo:background-color="transparent" loext:char-shading-value="0"/>
    </style:style>
    <style:style style:name="T9" style:family="text">
      <style:text-properties fo:color="#000000" loext:opacity="100%" style:font-name="inherit" fo:font-weight="bold" fo:background-color="transparent" loext:char-shading-value="0" loext:padding="0in" loext:border="none"/>
    </style:style>
    <style:style style:name="T10" style:family="text">
      <style:text-properties fo:color="#000000" loext:opacity="100%" style:font-name="inherit" fo:background-color="transparent" loext:char-shading-value="0" loext:padding="0in" loext:border="none"/>
    </style:style>
    <style:style style:name="T11" style:family="text">
      <style:text-properties fo:color="#000000" loext:opacity="100%" style:font-name="inherit" fo:font-style="italic" fo:background-color="transparent" loext:char-shading-value="0" loext:padding="0in" loext:border="none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ee443" fo:background-color="transparent" loext:char-shading-value="0" style:font-size-asian="10pt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627948" fo:background-color="transparent" loext:char-shading-value="0" style:font-size-asian="10pt" style:font-style-asian="normal" style:font-weight-asian="normal" style:text-emphasize="none"/>
    </style:style>
    <style:style style:name="T14" style:family="text">
      <style:text-properties officeooo:rsid="003619a7"/>
    </style:style>
    <style:style style:name="T15" style:family="text">
      <style:text-properties officeooo:rsid="0036c2f0"/>
    </style:style>
    <style:style style:name="T16" style:family="text">
      <style:text-properties officeooo:rsid="0038ec27"/>
    </style:style>
    <style:style style:name="T1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af9db" style:font-size-asian="10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fac24" style:font-size-asian="10pt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0cac5" style:font-size-asian="10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1bb39" style:font-size-asian="10pt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2f4dc" style:font-size-asian="10pt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8a4f" style:font-size-asian="10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7638b" style:font-size-asian="10pt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ad5fc" style:font-size-asian="10pt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c48d5" style:font-size-asian="10pt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e2570" style:font-size-asian="10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fdc88" style:font-size-asian="10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1e0f8" style:font-size-asian="10pt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27948" style:font-size-asian="10pt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4ff79" style:font-size-asian="10pt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50d46" style:font-size-asian="10pt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77811" style:font-size-asian="10pt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96eb1" style:font-size-asian="10pt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73eb29" style:font-size-asian="10pt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73f611" style:font-size-asian="10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0cac5" style:font-size-asian="10pt" style:font-style-asian="normal" style:font-weight-asian="normal" style:font-weight-complex="normal" style:text-emphasize="none"/>
    </style:style>
    <style:style style:name="T3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7638b" style:font-size-asian="10pt" style:font-style-asian="normal" style:font-weight-asian="normal" style:font-weight-complex="normal" style:text-emphasize="none"/>
    </style:style>
    <style:style style:name="T3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592431" style:font-size-asian="10pt" style:font-style-asian="normal" style:font-weight-asian="normal" style:font-weight-complex="normal" style:text-emphasize="none"/>
    </style:style>
    <style:style style:name="T4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6f49a3" style:font-size-asian="10pt" style:font-style-asian="normal" style:font-weight-asian="normal" style:font-weight-complex="normal" style:text-emphasize="none"/>
    </style:style>
    <style:style style:name="T4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52f4dc" style:font-size-asian="10pt" style:font-style-asian="normal" style:font-weight-asian="bold" style:font-weight-complex="bold" style:text-emphasize="none"/>
    </style:style>
    <style:style style:name="T4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text-emphasize="none"/>
    </style:style>
    <style:style style:name="T4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51bb39" style:font-size-asian="10pt" style:font-style-asian="normal" style:text-emphasize="none"/>
    </style:style>
    <style:style style:name="T4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636cd3" style:font-size-asian="10pt" style:font-style-asian="normal" style:text-emphasize="none"/>
    </style:style>
    <style:style style:name="T4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5fdc88" style:font-size-asian="10pt" style:font-style-asian="normal" style:text-emphasize="none"/>
    </style:style>
    <style:style style:name="T4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71bec5" style:font-size-asian="10pt" style:font-style-asian="normal" style:text-emphasize="none"/>
    </style:style>
    <style:style style:name="T4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officeooo:rsid="007360f9" style:font-size-asian="10pt" style:font-style-asian="normal" style:text-emphasize="none"/>
    </style:style>
    <style:style style:name="T48" style:family="text">
      <style:text-properties style:text-outline="false" style:text-line-through-style="none" style:text-line-through-type="none" style:font-name="Noto Sans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9" style:family="text">
      <style:text-properties style:text-outline="fals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0" style:family="text">
      <style:text-properties style:text-outline="false" style:font-name="Liberation Sans" fo:font-size="10pt" fo:font-style="normal" fo:text-shadow="none" style:text-underline-style="none" fo:font-weight="normal" officeooo:rsid="003fac24" style:font-size-asian="10pt" style:font-style-asian="normal" style:font-weight-asian="normal" style:text-emphasize="none"/>
    </style:style>
    <style:style style:name="T51" style:family="text">
      <style:text-properties style:text-outline="false" style:font-name="Liberation Sans" fo:font-size="10pt" fo:font-style="normal" fo:text-shadow="none" style:text-underline-style="none" fo:font-weight="normal" officeooo:rsid="0041e092" style:font-size-asian="10pt" style:font-style-asian="normal" style:font-weight-asian="normal" style:text-emphasize="none"/>
    </style:style>
    <style:style style:name="T52" style:family="text">
      <style:text-properties style:text-outline="false" style:font-name="Liberation Sans" fo:font-size="10pt" fo:font-style="normal" fo:text-shadow="none" style:text-underline-style="none" fo:font-weight="normal" officeooo:rsid="00421ed9" style:font-size-asian="10pt" style:font-style-asian="normal" style:font-weight-asian="normal" style:text-emphasize="none"/>
    </style:style>
    <style:style style:name="T53" style:family="text">
      <style:text-properties style:text-outline="fals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54" style:family="text">
      <style:text-properties style:text-outline="false" style:font-name="Liberation Sans" fo:font-style="normal" fo:text-shadow="none" style:text-underline-style="none" fo:font-weight="normal" officeooo:rsid="003af9db" style:font-style-asian="normal" style:font-weight-asian="normal" style:text-emphasize="none"/>
    </style:style>
    <style:style style:name="T55" style:family="text">
      <style:text-properties style:text-outline="false" style:text-line-through-style="solid" style:text-line-through-type="singl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officeooo:rsid="003af9db"/>
    </style:style>
    <style:style style:name="T58" style:family="text">
      <style:text-properties style:font-name="Liberation Sans" officeooo:rsid="00456a8f"/>
    </style:style>
    <style:style style:name="T59" style:family="text">
      <style:text-properties officeooo:rsid="003df207"/>
    </style:style>
    <style:style style:name="T60" style:family="text">
      <style:text-properties officeooo:rsid="00421ed9"/>
    </style:style>
    <style:style style:name="T61" style:family="text">
      <style:text-properties officeooo:rsid="004384e4"/>
    </style:style>
    <style:style style:name="T62" style:family="text">
      <style:text-properties officeooo:rsid="0044c207"/>
    </style:style>
    <style:style style:name="T63" style:family="text">
      <style:text-properties officeooo:rsid="0044f245"/>
    </style:style>
    <style:style style:name="T64" style:family="text">
      <style:text-properties officeooo:rsid="0044f8a0"/>
    </style:style>
    <style:style style:name="T65" style:family="text">
      <style:text-properties style:text-line-through-style="solid" style:text-line-through-type="single"/>
    </style:style>
    <style:style style:name="T66" style:family="text">
      <style:text-properties style:text-line-through-style="solid" style:text-line-through-type="single" officeooo:rsid="0038ec27"/>
    </style:style>
    <style:style style:name="T67" style:family="text">
      <style:text-properties style:text-line-through-style="solid" style:text-line-through-type="single" fo:font-size="12pt" style:font-size-asian="12pt" style:font-size-complex="12pt"/>
    </style:style>
    <style:style style:name="T68" style:family="text">
      <style:text-properties style:text-line-through-style="solid" style:text-line-through-type="single" fo:font-size="12pt" officeooo:rsid="0044c207" style:font-size-asian="12pt" style:font-size-complex="12pt"/>
    </style:style>
    <style:style style:name="T69" style:family="text">
      <style:text-properties officeooo:rsid="004ab21d"/>
    </style:style>
    <style:style style:name="T70" style:family="text">
      <style:text-properties officeooo:rsid="004ee443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4ee443"/>
    </style:style>
    <style:style style:name="T73" style:family="text">
      <style:text-properties style:text-underline-style="none" fo:font-weight="bold" style:font-weight-asian="bold" style:font-weight-complex="bold"/>
    </style:style>
    <style:style style:name="T74" style:family="text">
      <style:text-properties style:text-underline-style="none" officeooo:rsid="0050cac5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4ee443" style:font-weight-asian="bold" style:font-weight-complex="bold"/>
    </style:style>
    <style:style style:name="T77" style:family="text">
      <style:text-properties officeooo:rsid="0050cac5"/>
    </style:style>
    <style:style style:name="T78" style:family="text">
      <style:text-properties officeooo:rsid="0057638b"/>
    </style:style>
    <style:style style:name="T79" style:family="text">
      <style:text-properties officeooo:rsid="0061b5f8"/>
    </style:style>
    <style:style style:name="T80" style:family="text">
      <style:text-properties officeooo:rsid="00696eb1"/>
    </style:style>
    <style:style style:name="T81" style:family="text">
      <style:text-properties officeooo:rsid="006b2ab2"/>
    </style:style>
    <style:style style:name="T82" style:family="text">
      <style:text-properties officeooo:rsid="00781a2a"/>
    </style:style>
    <style:style style:name="T83" style:family="text">
      <style:text-properties officeooo:rsid="007b13e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2">Use tickers_universe for filtering</text:h>
      <text:p text:style-name="P46">Output file names: name_user_choice_timeframe_* <text:s text:c="2"/><text:span text:style-name="T1">_date</text:span>.csv, <text:span text:style-name="T1">where date is “date” column in dataframe, </text:span><text:span text:style-name="T2">not the date of file creation.</text:span></text:p>
      <text:p text:style-name="P46"/>
      <text:p text:style-name="P46">Complete Processing Tree:</text:p>
      <text:p text:style-name="P46"/>
      <text:p text:style-name="P46"><text:s text:c="2"/>Updated Main() Processing Tree:</text:p>
      <text:p text:style-name="P46"/>
      <text:p text:style-name="P46"><text:s text:c="2"/>main()</text:p>
      <text:p text:style-name="P46"><text:s text:c="2"/>├── Universe Generation (once, all tickers)</text:p>
      <text:p text:style-name="P46"><text:s text:c="2"/>├── RS Analysis (once, all tickers)</text:p>
      <text:p text:style-name="P46"><text:s text:c="2"/>├── PER Analysis (once, all tickers)</text:p>
      <text:p text:style-name="P46"><text:s text:c="2"/>├── For each timeframe ('daily', 'weekly', 'monthly'):</text:p>
      <text:p text:style-name="P46"><text:s text:c="2"/>│ <text:s text:c="2"/>└── process_timeframe_batches():</text:p>
      <text:p text:style-name="P46"><text:s text:c="2"/>│ <text:s text:c="6"/>├── Batch 1: Tickers 1-100 → _run_batch_operations():</text:p>
      <text:p text:style-name="P46"><text:s text:c="2"/>│ <text:s text:c="6"/>│ <text:s text:c="2"/>├── 1. Basic Calculations (line 188)</text:p>
      <text:p text:style-name="P46"><text:s text:c="2"/>│ <text:s text:c="6"/>│ <text:s text:c="2"/>├── 2. Stage Analysis (line 196)</text:p>
      <text:p text:style-name="P46"><text:s text:c="2"/>│ <text:s text:c="6"/>│ <text:s text:c="2"/>├── 3. Screeners (line 213) ← ✅ CLEAN (no market pulse)</text:p>
      <text:p text:style-name="P46"><text:s text:c="2"/>│ <text:s text:c="6"/>│ <text:s text:c="2"/>├── 4. Technical Indicators (line 218)</text:p>
      <text:p text:style-name="P46"><text:s text:c="2"/>│ <text:s text:c="6"/>│ <text:s text:c="2"/>└── 5. Models (line 222)</text:p>
      <text:p text:style-name="P46"><text:s text:c="2"/>│ <text:s text:c="6"/>├── Batch 2: Tickers 101-200 → _run_batch_operations() [same steps]</text:p>
      <text:p text:style-name="P46"><text:s text:c="2"/>│ <text:s text:c="6"/>└── ... (continue until all tickers processed)</text:p>
      <text:p text:style-name="P46"><text:s text:c="2"/>├── Save Basic Calculations Matrix (after each timeframe)</text:p>
      <text:p text:style-name="P46"><text:s text:c="2"/>├── Stage Analysis Processing Summary (line 485)</text:p>
      <text:p text:style-name="P46"><text:s text:c="2"/>├── 🟢 MARKET PULSE ANALYSIS (line 490) ← NEW PIPELINE POSITION</text:p>
      <text:p text:style-name="P46"><text:s text:c="2"/>│ <text:s text:c="2"/>└── For each timeframe ['daily', 'weekly', 'monthly']:</text:p>
      <text:p text:style-name="P46"><text:s text:c="2"/>│ <text:s text:c="6"/>├── MarketPulseManager.run_complete_analysis()</text:p>
      <text:p text:style-name="P46"><text:s text:c="2"/>│ <text:s text:c="6"/>├── GMI Calculator (SPY, QQQ, IWM, ^DJI)</text:p>
      <text:p text:style-name="P46"><text:s text:c="2"/>│ <text:s text:c="6"/>├── FTD/DD Analyzer (Follow-Through/Distribution Days)</text:p>
      <text:p text:style-name="P46"><text:s text:c="2"/>│ <text:s text:c="6"/>├── Moving Average Analyzer (Chillax MA &amp; Cycles)</text:p>
      <text:p text:style-name="P46"><text:s text:c="2"/>│ <text:s text:c="6"/>├── Breadth Analyzer (Net Highs/Lows, Universe filtered)</text:p>
      <text:p text:style-name="P46"><text:soft-page-break/><text:s text:c="2"/>│ <text:s text:c="6"/>├── Generate market summary &amp; alerts</text:p>
      <text:p text:style-name="P46"><text:s text:c="2"/>│ <text:s text:c="6"/>└── Save results: market_pulse_summary_{user_choice}_{timeframe}_{date}.csv</text:p>
      <text:p text:style-name="P46"><text:s text:c="2"/>├── Index Overview Generation (line 550) ← MOVED DOWN</text:p>
      <text:p text:style-name="P46"><text:s text:c="2"/>│ <text:s text:c="2"/>└── For each timeframe ['daily', 'weekly', 'monthly']:</text:p>
      <text:p text:style-name="P46"><text:s text:c="2"/>│ <text:s text:c="6"/>└── create_index_overview() - loads ALL tickers again</text:p>
      <text:p text:style-name="P46"><text:s text:c="2"/>├── Dashboard Generation (line 620+) ← SHIFTED DOWN</text:p>
      <text:p text:style-name="P46"><text:s text:c="2"/>└── Report Generation (line 670+) ← SHIFTED DOWN</text:p>
      <text:p text:style-name="P46"/>
      <text:p text:style-name="P46"><text:s text:c="2"/>Key Changes Made:</text:p>
      <text:p text:style-name="P46"/>
      <text:p text:style-name="P46"><text:s text:c="2"/>1. Market Pulse Position (🟢 NEW)</text:p>
      <text:p text:style-name="P46"/>
      <text:p text:style-name="P46"><text:s text:c="2"/>- Location: After batch processing, before index overview (line 490)</text:p>
      <text:p text:style-name="P46"><text:s text:c="2"/>- Scope: Pipeline-level, runs once per timeframe with complete data</text:p>
      <text:p text:style-name="P46"><text:s text:c="2"/>- Data Access: Uses centralized data_date from main.py</text:p>
      <text:p text:style-name="P46"><text:s text:c="2"/>- Output: Universe-filtered analysis with proper naming convention</text:p>
      <text:p text:style-name="P46"/>
      <text:p text:style-name="P46"><text:s text:c="2"/>2. Screeners Cleaned (✅ FIXED)</text:p>
      <text:p text:style-name="P46"/>
      <text:p text:style-name="P46"><text:s text:c="2"/>- Before: Contained market pulse logic (architecturally wrong)</text:p>
      <text:p text:style-name="P46"><text:s text:c="2"/>- After: Pure stock screening functionality only</text:p>
      <text:p text:style-name="P46"><text:s text:c="2"/>- Position: Still within batch operations (correct for individual stock analysis)</text:p>
      <text:p text:style-name="P46"/>
      <text:p text:style-name="P46"><text:s text:c="2"/>3. Execution Flow Now:</text:p>
      <text:p text:style-name="P46"/>
      <text:p text:style-name="P46"><text:s text:c="2"/>Batch Processing → Market Pulse → Index Overview → Dashboard → Reports</text:p>
      <text:p text:style-name="P46"/>
      <text:p text:style-name="P46"><text:s text:c="2"/>4. Data Flow Benefits:</text:p>
      <text:p text:style-name="P46"/>
      <text:p text:style-name="P46"><text:s text:c="2"/>- Market Pulse can inform Index Overview analysis</text:p>
      <text:p text:style-name="P46"><text:s text:c="2"/>- Index Overview can reference market pulse results for context</text:p>
      <text:p text:style-name="P46"><text:soft-page-break/><text:s text:c="2"/>- Dashboard gets complete market picture (pulse + overview + individual analysis)</text:p>
      <text:p text:style-name="P46"><text:s text:c="2"/>- Reports have full pipeline results available</text:p>
      <text:p text:style-name="P46"/>
      <text:p text:style-name="P46"><text:s text:c="2"/>5. File Dependencies:</text:p>
      <text:p text:style-name="P46"/>
      <text:p text:style-name="P46"><text:s text:c="2"/>- Market Pulse uses: basic_calculation_{user_choice}_{timeframe}_{date}.csv</text:p>
      <text:p text:style-name="P46"><text:s text:c="2"/>- Index Overview uses: Market data + basic calculations + market pulse results</text:p>
      <text:p text:style-name="P46"><text:s text:c="2"/>- Dashboard uses: All pipeline outputs including market pulse</text:p>
      <text:p text:style-name="P46"><text:s text:c="2"/>- Reports use: Complete analysis suite</text:p>
      <text:p text:style-name="P46"/>
      <text:p text:style-name="P46"><text:s text:c="2"/>This architecture now properly separates:</text:p>
      <text:p text:style-name="P46"><text:s text:c="2"/>- Individual Stock Analysis (batched processing)</text:p>
      <text:p text:style-name="P46"><text:s text:c="2"/>- Market-Level Analysis (pipeline level, complete data)</text:p>
      <text:p text:style-name="P46"><text:s text:c="2"/>- Visualization/Reporting (aggregated results)</text:p>
      <text:h text:style-name="P43" text:outline-level="2"/>
      <text:p text:style-name="P44"/>
      <text:p text:style-name="P51">Revised File Structure</text:p>
      <text:p text:style-name="P51"/>
      <text:p text:style-name="P51"><text:s text:c="2"/>Migration Results:</text:p>
      <text:p text:style-name="P51"/>
      <text:p text:style-name="P51"><text:s text:c="2"/>✅ Clean Architecture:</text:p>
      <text:p text:style-name="P51"><text:s text:c="2"/>- Old monolithic files removed</text:p>
      <text:p text:style-name="P51"><text:s text:c="2"/>- New modular structure in place</text:p>
      <text:p text:style-name="P51"><text:s text:c="2"/>- No remaining dependencies on obsolete code</text:p>
      <text:p text:style-name="P51"/>
      <text:p text:style-name="P51"><text:s text:c="2"/>✅ Updated Integration:</text:p>
      <text:p text:style-name="P51"><text:s text:c="2"/>- Dashboard uses new MarketPulseManager class</text:p>
      <text:p text:style-name="P51"><text:s text:c="2"/>- Main pipeline uses new modular market pulse</text:p>
      <text:p text:style-name="P51"><text:s text:c="2"/>- Screeners cleaned of market pulse logic</text:p>
      <text:p text:style-name="P51"/>
      <text:p text:style-name="P51"><text:soft-page-break/><text:s text:c="2"/>✅ New Structure:</text:p>
      <text:p text:style-name="P51"><text:s text:c="2"/>src/market_pulse/</text:p>
      <text:p text:style-name="P51"><text:s text:c="2"/>├── __init__.py <text:s text:c="19"/># ✅ Active</text:p>
      <text:p text:style-name="P51"><text:s text:c="2"/>├── market_pulse_manager.py <text:s text:c="7"/># ✅ Active - Main orchestrator</text:p>
      <text:p text:style-name="P51"><text:s text:c="2"/>├── calculators/</text:p>
      <text:p text:style-name="P51"><text:s text:c="2"/>│ <text:s text:c="2"/>├── __init__.py <text:s text:c="14"/># ✅ Active</text:p>
      <text:p text:style-name="P51"><text:s text:c="2"/>│ <text:s text:c="2"/>└── gmi_calculator.py <text:s text:c="8"/># ✅ Active (moved from src/)</text:p>
      <text:p text:style-name="P51"><text:s text:c="2"/>└── indicators/</text:p>
      <text:p text:style-name="P51"><text:s text:c="6"/>├── __init__.py <text:s text:c="14"/># ✅ Active</text:p>
      <text:p text:style-name="P51"><text:s text:c="6"/>├── base_indicator.py <text:s text:c="8"/># ✅ Active</text:p>
      <text:p text:style-name="P51"><text:s text:c="6"/>├── ftd_dd_analyzer.py <text:s text:c="7"/># ✅ Active</text:p>
      <text:p text:style-name="P51"><text:s text:c="6"/>├── moving_average_analyzer.py # ✅ Active</text:p>
      <text:p text:style-name="P51"><text:s text:c="6"/>└── breadth_analyzer.py <text:s text:c="6"/># ✅ Active</text:p>
      <text:p text:style-name="P51"/>
      <text:p text:style-name="P44"><text:s text:c="2"/></text:p>
      <text:p text:style-name="P37"/>
      <text:p text:style-name="Horizontal_20_Line"/>
      <text:h text:style-name="P2" text:outline-level="2"><text:bookmark text:name="1-calculate-10-day-successful-new-highs--100"/>1) Calculate "10-Day Successful New Highs &gt; 100"</text:h>
      <text:p text:style-name="Text_20_body"><text:span text:style-name="Strong_20_Emphasis"><text:span text:style-name="T3">Goal:</text:span></text:span><text:span text:style-name="T3"><text:line-break/>Count how many stocks in your universe that made a new 52-week high exactly 10 trading days ago have a closing price today higher than their close price on that 10-days-ago high day. Return 1 (true) if count &gt; 100, else 0.</text:span></text:p>
      <text:p text:style-name="Text_20_body"><text:span text:style-name="Strong_20_Emphasis"><text:span text:style-name="T3">Step-by-step explanation:</text:span></text:span></text:p>
      <text:list text:style-name="L1">
        <text:list-item>
          <text:p text:style-name="P121">For each trading day t, find the list of stocks that made a new 52-week high on day t−10.</text:p>
        </text:list-item>
        <text:list-item>
          <text:p text:style-name="P121">For each of those stocks, check if the closing price on day t is higher than the closing price on day t−10.</text:p>
        </text:list-item>
        <text:list-item>
          <text:p text:style-name="P122">Count how many pass this condition.</text:p>
        </text:list-item>
        <text:list-item>
          <text:p text:style-name="P121">If count &gt; 100, output binary 1 for day t, else 0.</text:p>
        </text:list-item>
      </text:list>
      <text:p text:style-name="Text_20_body"><text:span text:style-name="Strong_20_Emphasis"><text:span text:style-name="T3">Data requirements:</text:span></text:span><text:span text:style-name="T3"><text:line-break/>For each stock, have daily price data with at least 52 weeks history to detect new highs.</text:span></text:p>
      <text:p text:style-name="P20">Variable name in basic_calculation output file : timeframe_52-week high_10d</text:p>
      <text:p text:style-name="P1"/>
      <text:h text:style-name="P2" text:outline-level="2"><text:bookmark text:name="2-calculate-daily-new-highs--100"/><text:soft-page-break/>2) Calculate "Daily New Highs &gt; 100"</text:h>
      <text:p text:style-name="P57"><text:span text:style-name="Strong_20_Emphasis"><text:span text:style-name="T3">Goal:</text:span></text:span><text:span text:style-name="T3"><text:line-break/>Count how many stocks made a new 52-week high on the current trading day t. Return 1 if count &gt; 100, else 0.</text:span></text:p>
      <text:p text:style-name="Text_20_body"><text:span text:style-name="Strong_20_Emphasis"><text:span text:style-name="T3">Step-by-step explanation:</text:span></text:span></text:p>
      <text:list text:style-name="L2">
        <text:list-item>
          <text:p text:style-name="P123">For each trading day t, check each stock’s high price and determine if it is the highest high in the past 52 weeks (252 trading days).</text:p>
        </text:list-item>
        <text:list-item>
          <text:p text:style-name="P123">Count how many stocks meet this criterion on day t.</text:p>
        </text:list-item>
        <text:list-item>
          <text:p text:style-name="P123">If count &gt; 100, output binary 1 for day t, else 0.</text:p>
        </text:list-item>
      </text:list>
      <text:p text:style-name="P52"><text:span text:style-name="T3">Variable name in basic_calculation output file: timeframe</text:span>_52-week high</text:p>
      <text:p text:style-name="P1"/>
      <text:h text:style-name="P2" text:outline-level="2"><text:bookmark text:name="example-pseudocode-for-both"/>Example pseudocode for both</text:h>
      <text:p text:style-name="P3">python</text:p>
      <text:p text:style-name="P55"><text:span text:style-name="Source_20_Text"><text:span text:style-name="T9">for</text:span></text:span><text:span text:style-name="Source_20_Text"><text:span text:style-name="T10"> each date t </text:span></text:span><text:span text:style-name="Source_20_Text"><text:span text:style-name="T9">in</text:span></text:span><text:span text:style-name="Source_20_Text"><text:span text:style-name="T10"> trading_days:</text:span></text:span></text:p>
      <text:p text:style-name="P55"><text:span text:style-name="Source_20_Text"><text:span text:style-name="T4"><text:s text:c="4"/></text:span></text:span><text:span text:style-name="Source_20_Text"><text:span text:style-name="T11"># 10-Day Successful New Highs</text:span></text:span></text:p>
      <text:p text:style-name="P55"><text:span text:style-name="Source_20_Text"><text:span text:style-name="T4"><text:s text:c="4"/></text:span></text:span><text:span text:style-name="Source_20_Text"><text:span text:style-name="T10">stocks_high_10_days_ago = [stock </text:span></text:span><text:span text:style-name="Source_20_Text"><text:span text:style-name="T9">for</text:span></text:span><text:span text:style-name="Source_20_Text"><text:span text:style-name="T10"> stock </text:span></text:span><text:span text:style-name="Source_20_Text"><text:span text:style-name="T9">in</text:span></text:span><text:span text:style-name="Source_20_Text"><text:span text:style-name="T10"> universe </text:span></text:span><text:span text:style-name="Source_20_Text"><text:span text:style-name="T9">if</text:span></text:span><text:span text:style-name="Source_20_Text"><text:span text:style-name="T10"> stock.high_on(t-10) </text:span></text:span><text:span text:style-name="Source_20_Text"><text:span text:style-name="T9">is</text:span></text:span><text:span text:style-name="Source_20_Text"><text:span text:style-name="T10"> 52-week high]</text:span></text:span></text:p>
      <text:p text:style-name="P55"><text:span text:style-name="Source_20_Text"><text:span text:style-name="T4"><text:s text:c="4"/></text:span></text:span><text:span text:style-name="Source_20_Text"><text:span text:style-name="T10">count_successful = 0</text:span></text:span></text:p>
      <text:p text:style-name="P55"><text:span text:style-name="Source_20_Text"><text:span text:style-name="T4"><text:s text:c="4"/></text:span></text:span><text:span text:style-name="Source_20_Text"><text:span text:style-name="T9">for</text:span></text:span><text:span text:style-name="Source_20_Text"><text:span text:style-name="T10"> stock </text:span></text:span><text:span text:style-name="Source_20_Text"><text:span text:style-name="T9">in</text:span></text:span><text:span text:style-name="Source_20_Text"><text:span text:style-name="T10"> stocks_high_10_days_ago:</text:span></text:span></text:p>
      <text:p text:style-name="P55"><text:span text:style-name="Source_20_Text"><text:span text:style-name="T4"><text:s text:c="8"/></text:span></text:span><text:span text:style-name="Source_20_Text"><text:span text:style-name="T9">if</text:span></text:span><text:span text:style-name="Source_20_Text"><text:span text:style-name="T10"> stock.close_on(t) &gt; stock.close_on(t-10):</text:span></text:span></text:p>
      <text:p text:style-name="P55"><text:span text:style-name="Source_20_Text"><text:span text:style-name="T4"><text:s text:c="12"/></text:span></text:span><text:span text:style-name="Source_20_Text"><text:span text:style-name="T10">count_successful += 1</text:span></text:span></text:p>
      <text:p text:style-name="P55"><text:span text:style-name="Source_20_Text"><text:span text:style-name="T4"><text:s text:c="4"/></text:span></text:span><text:span text:style-name="Source_20_Text"><text:span text:style-name="T10">binary_10_day_success = 1 </text:span></text:span><text:span text:style-name="Source_20_Text"><text:span text:style-name="T9">if</text:span></text:span><text:span text:style-name="Source_20_Text"><text:span text:style-name="T10"> count_successful &gt; 100 </text:span></text:span><text:span text:style-name="Source_20_Text"><text:span text:style-name="T9">else</text:span></text:span><text:span text:style-name="Source_20_Text"><text:span text:style-name="T10"> 0</text:span></text:span></text:p>
      <text:p text:style-name="P4"/>
      <text:p text:style-name="P55"><text:span text:style-name="Source_20_Text"><text:span text:style-name="T4"><text:s text:c="4"/></text:span></text:span><text:span text:style-name="Source_20_Text"><text:span text:style-name="T11"># Daily New Highs</text:span></text:span></text:p>
      <text:p text:style-name="P55"><text:span text:style-name="Source_20_Text"><text:span text:style-name="T4"><text:s text:c="4"/></text:span></text:span><text:span text:style-name="Source_20_Text"><text:span text:style-name="T10">count_new_highs_today = 0</text:span></text:span></text:p>
      <text:p text:style-name="P55"><text:span text:style-name="Source_20_Text"><text:span text:style-name="T4"><text:s text:c="4"/></text:span></text:span><text:span text:style-name="Source_20_Text"><text:span text:style-name="T9">for</text:span></text:span><text:span text:style-name="Source_20_Text"><text:span text:style-name="T10"> stock </text:span></text:span><text:span text:style-name="Source_20_Text"><text:span text:style-name="T9">in</text:span></text:span><text:span text:style-name="Source_20_Text"><text:span text:style-name="T10"> universe:</text:span></text:span></text:p>
      <text:p text:style-name="P55"><text:span text:style-name="Source_20_Text"><text:span text:style-name="T4"><text:s text:c="8"/></text:span></text:span><text:span text:style-name="Source_20_Text"><text:span text:style-name="T9">if</text:span></text:span><text:span text:style-name="Source_20_Text"><text:span text:style-name="T10"> stock.high_on(t) </text:span></text:span><text:span text:style-name="Source_20_Text"><text:span text:style-name="T9">is</text:span></text:span><text:span text:style-name="Source_20_Text"><text:span text:style-name="T10"> 52-week high:</text:span></text:span></text:p>
      <text:p text:style-name="P55"><text:span text:style-name="Source_20_Text"><text:span text:style-name="T4"><text:s text:c="12"/></text:span></text:span><text:span text:style-name="Source_20_Text"><text:span text:style-name="T10">count_new_highs_today += 1</text:span></text:span></text:p>
      <text:p text:style-name="P56"><text:span text:style-name="Source_20_Text"><text:span text:style-name="T4"><text:s text:c="4"/></text:span></text:span><text:span text:style-name="Source_20_Text"><text:span text:style-name="T10">binary_daily_new_highs = 1 </text:span></text:span><text:span text:style-name="Source_20_Text"><text:span text:style-name="T9">if</text:span></text:span><text:span text:style-name="Source_20_Text"><text:span text:style-name="T10"> count_new_highs_today &gt; 100 </text:span></text:span><text:span text:style-name="Source_20_Text"><text:span text:style-name="T9">else</text:span></text:span><text:span text:style-name="Source_20_Text"><text:span text:style-name="T10"> 0</text:span></text:span></text:p>
      <text:p text:style-name="P1"/>
      <text:h text:style-name="P2" text:outline-level="2"><text:bookmark text:name="additional-notes-for-programmer"/>Additional Notes for Programmer</text:h>
      <text:list text:style-name="L3">
        <text:list-item>
          <text:p text:style-name="P124">To detect a 52-week high for a stock on a given day, compare that day’s high price against the highest high in the last 252 trading days (approximately 1 year).</text:p>
        </text:list-item>
        <text:list-item>
          <text:p text:style-name="P124"><text:soft-page-break/>Ideally, precompute rolling 52-week highs in a dataframe for faster calculation.</text:p>
        </text:list-item>
        <text:list-item>
          <text:p text:style-name="P124">The <text:span text:style-name="T14">variables are stored in basic_calculation files; basic_calculation is read in gmi_calculator.py, </text:span><text:span text:style-name="T15">process and </text:span><text:span text:style-name="T14">the counts are </text:span>fed into the GMI scoring as components.</text:p>
        </text:list-item>
      </text:list>
      <text:p text:style-name="P5"/>
      <text:h text:style-name="P58" text:outline-level="2"><text:span text:style-name="Strong_20_Emphasis"><text:span text:style-name="T64">MARKET BREADTH</text:span></text:span></text:h>
      <text:p text:style-name="P71"><text:span text:style-name="Strong_20_Emphasis"/></text:p>
      <text:p text:style-name="P71"><text:span text:style-name="Strong_20_Emphasis"><text:span text:style-name="T66">1. create consolidated files</text:span></text:span></text:p>
      <text:p text:style-name="P26">2. The file output names must be:</text:p>
      <text:p text:style-name="P27">market_breadth_MARKET_BREADTH_universe<text:span text:style-name="T16">_ticker_choice_timeframe_date.csv;</text:span></text:p>
      <text:p text:style-name="P27">market_breadth_MARKET_BREADTH_univers<text:span text:style-name="T16">e – this is correct</text:span></text:p>
      <text:p text:style-name="P26">change the rest: date is “date” is latest date in “date” column in your file, not the date of file creation</text:p>
      <text:p text:style-name="P28">3. change name of variable</text:p>
      <text:p text:style-name="P26"><text:span text:style-name="T60">def </text:span>calculate_new_highs_lows_indicators <text:span text:style-name="T60">in market_breadth_calculation.py</text:span></text:p>
      <text:p text:style-name="P29">can we change name of function and of variables that derive from it to def calculate_52week_new_highs_lows_ etc</text:p>
      <text:p text:style-name="P29">“_new_highs” becomes “52week_new_highs”</text:p>
      <text:p text:style-name="P29">“_new_lows” becomes “52week_new_lows”</text:p>
      <text:p text:style-name="P30">“new highs/lows indicators" <text:span text:style-name="T61">becomes “52week </text:span>new highs/lows indicators" <text:span text:style-name="T61">becomes”</text:span></text:p>
      <text:p text:style-name="P29"/>
      <text:p text:style-name="P31">columns in output files:<text:span text:style-name="T56">“market_breadth_daily_new_highs_gt_100” becomes “market_breadth_daily_52week_new_highs_gt_100” etc </text:span></text:p>
      <text:p text:style-name="Standard"/>
      <text:p text:style-name="P23"/>
      <text:p text:style-name="P32">3. in market breadth output file:</text:p>
      <text:list text:style-name="L4">
        <text:list-item>
          <text:p text:style-name="P125"><text:span text:style-name="T5">remove column </text:span><text:span text:style-name="T49">market_breadth_calculation_date</text:span></text:p>
        </text:list-item>
        <text:list-item>
          <text:p text:style-name="P126">add colume name “timeframe”: can be daily, weekly, monthly depending on timeframe of calculation</text:p>
        </text:list-item>
        <text:list-item>
          <text:p text:style-name="P112"><text:span text:style-name="T5">with exception of “date”, and “timeframe” change column names to timeframe_current_name, i.e. </text:span><text:span text:style-name="T49">market_breadth_total_stocks </text:span><text:span text:style-name="T50">becomes daily_market_breadth_total_stocks</text:span></text:p>
          <text:p text:style-name="P111"><text:span text:style-name="T19"/></text:p>
        </text:list-item>
      </text:list>
      <text:p text:style-name="P25"><text:span text:style-name="T62">4</text:span>. test market_breadth for several indexes, <text:span text:style-name="T63">combied indexes; SP500+NASDAQ100, ALL ETC</text:span></text:p>
      <text:p text:style-name="P12"/>
      <text:p text:style-name="P12"/>
      <text:p text:style-name="P114" loext:marker-style-name="T48"><text:soft-page-break/></text:p>
      <text:p text:style-name="P11"/>
      <text:p text:style-name="P115" loext:marker-style-name="T48"><text:span text:style-name="T17"># </text:span><text:span text:style-name="T55">MARKET BREADTH ANALYSIS CONFIGURATION</text:span></text:p>
      <text:p text:style-name="P24"/>
      <text:p text:style-name="P24"/>
      <text:p text:style-name="P24"/>
      <text:p text:style-name="P59"/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8">MARKET_BREADTH_enable</text:p>
          </table:table-cell>
          <table:table-cell table:style-name="Table5.A1" office:value-type="string">
            <text:p text:style-name="P68">TRUE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MARKET_BREADTH_universe</text:p>
          </table:table-cell>
          <table:table-cell table:style-name="Table5.A1" office:value-type="string">
            <text:p text:style-name="P68">SP5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0"><text:span text:style-name="T56">MARKET_BREADTH_</text:span><text:span text:style-name="T58">daily</text:span></text:p>
          </table:table-cell>
          <table:table-cell table:style-name="Table5.A1" office:value-type="string">
            <text:p text:style-name="P65">TRUE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2">daily_new_high_lows</text:p>
          </table:table-cell>
          <table:table-cell table:style-name="Table5.A1" office:value-type="string">
            <text:p text:style-name="P62">20d; 52w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5" office:value-type="string">
            <text:p text:style-name="P60"><text:span text:style-name="T58">daily</text:span><text:span text:style-name="T56">_ma_periods</text:span></text:p>
          </table:table-cell>
          <table:table-cell table:style-name="Table5.A5" office:value-type="string">
            <text:p text:style-name="P68">20;50;2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5" office:value-type="string">
            <text:p text:style-name="P60"><text:span text:style-name="T56">daily_new_</text:span><text:span text:style-name="T58">52week_</text:span><text:span text:style-name="T56">highs_threshold</text:span></text:p>
          </table:table-cell>
          <table:table-cell table:style-name="Table5.B6" office:value-type="float" office:value="100">
            <text:p text:style-name="P67">1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4">daily_new_10days_high_threshold</text:p>
          </table:table-cell>
          <table:table-cell table:style-name="Table5.B7" office:value-type="float" office:value="100">
            <text:p text:style-name="P63">10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ten_day_success_threshold</text:p>
          </table:table-cell>
          <table:table-cell table:style-name="Table5.B8" office:value-type="float" office:value="5">
            <text:p text:style-name="P67">5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strong_ad_ratio_threshold</text:p>
          </table:table-cell>
          <table:table-cell table:style-name="Table5.B9" office:value-type="float" office:value="2">
            <text:p text:style-name="P67">2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weak_ad_ratio_threshold</text:p>
          </table:table-cell>
          <table:table-cell table:style-name="Table5.B10" office:value-type="float" office:value="0.5">
            <text:p text:style-name="P67">0.5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strong_advance_threshold</text:p>
          </table:table-cell>
          <table:table-cell table:style-name="Table5.B11" office:value-type="float" office:value="70">
            <text:p text:style-name="P67">7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weak_advance_threshold</text:p>
          </table:table-cell>
          <table:table-cell table:style-name="Table5.B12" office:value-type="float" office:value="30">
            <text:p text:style-name="P67">3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strong_ma_breadth_threshold</text:p>
          </table:table-cell>
          <table:table-cell table:style-name="Table5.B13" office:value-type="float" office:value="80">
            <text:p text:style-name="P67">8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8">weak_ma_breadth_threshold</text:p>
          </table:table-cell>
          <table:table-cell table:style-name="Table5.B14" office:value-type="float" office:value="20">
            <text:p text:style-name="P67">20</text:p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0"/>
          </table:table-cell>
          <table:table-cell table:style-name="Table5.A1" office:value-type="string">
            <text:p text:style-name="P61"/>
          </table:table-cell>
          <table:table-cell table:style-name="Table5.A1" office:value-type="string">
            <text:p text:style-name="P66"/>
          </table:table-cell>
        </table:table-row>
        <table:table-row>
          <table:table-cell table:style-name="Table5.A1" office:value-type="string">
            <text:p text:style-name="P60"/>
          </table:table-cell>
          <table:table-cell table:style-name="Table5.A1" office:value-type="string">
            <text:p text:style-name="P61"/>
          </table:table-cell>
          <table:table-cell table:style-name="Table5.A1" office:value-type="string">
            <text:p text:style-name="P66"/>
          </table:table-cell>
        </table:table-row>
      </table:table>
      <text:p text:style-name="P24"/>
      <text:p text:style-name="P11"/>
      <text:p text:style-name="P11"/>
      <text:p text:style-name="P11"/>
      <text:p text:style-name="P11"/>
      <text:p text:style-name="P33">5. columns to add <text:span text:style-name="T60">“</text:span>20days<text:span text:style-name="T60">_new_highs”, “</text:span>20days_new_lows”</text:p>
      <text:p text:style-name="P22"/>
      <text:p text:style-name="P36">modify 52weeks <text:s/>to 252 days-ago <text:span text:style-name="T69">(how is in code calculated with days?)</text:span></text:p>
      <text:p text:style-name="P36">calculate also 63 days</text:p>
      <text:p text:style-name="P38"><text:span text:style-name="T62">1</text:span>.<text:span text:style-name="T67"> in user_data.csv introduce the possibility to calculate market </text:span><text:span text:style-name="T68">pulse</text:span><text:span text:style-name="T67"> for a specific time frame</text:span></text:p>
      <text:p text:style-name="P113" loext:marker-style-name="T48"><text:span text:style-name="T53">MARKET_PULSE_gmi_enable</text:span><text:span text:style-name="T54">_daily, MARKET_PULSE_gmi_enable_weekly, MARKET_PULSE_gmi_enable_monthly</text:span></text:p>
      <text:p text:style-name="P116" loext:marker-style-name="T48"><text:span text:style-name="T18"/></text:p>
      <text:p text:style-name="P116" loext:marker-style-name="T48"><text:span text:style-name="T18"/></text:p>
      <text:p text:style-name="P116" loext:marker-style-name="T48"><text:span text:style-name="T18"/></text:p>
      <text:p text:style-name="P116" loext:marker-style-name="T48"><text:span text:style-name="T18"/></text:p>
      <text:p text:style-name="P116" loext:marker-style-name="T48"><text:span text:style-name="T18"/></text:p>
      <text:p text:style-name="P118" loext:marker-style-name="T48"><text:span text:style-name="T17">Create:</text:span></text:p>
      <text:p text:style-name="P116" loext:marker-style-name="T48"><text:span text:style-name="T18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2">MARKET_PULSE_gmi_short_term_sma_daily</text:p>
          </table:table-cell>
          <table:table-cell table:style-name="Table1.A1" office:value-type="string">
            <text:p text:style-name="P84">50</text:p>
          </table:table-cell>
        </table:table-row>
        <table:table-row table:style-name="Table1.1">
          <table:table-cell table:style-name="Table1.A1" office:value-type="string">
            <text:p text:style-name="P49"><text:span text:style-name="T56">MARKET_PULSE_gmi_long_term_sma</text:span><text:span text:style-name="T57">_daily</text:span></text:p>
          </table:table-cell>
          <table:table-cell table:style-name="Table1.A1" office:value-type="string">
            <text:p text:style-name="P84">150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3">MARKET_PULSE_gmi_short_term_sma_daily</text:p>
          </table:table-cell>
        </table:table-row>
        <table:table-row table:style-name="Table2.1">
          <table:table-cell table:style-name="Table2.A1" office:value-type="string">
            <text:p text:style-name="P50"><text:span text:style-name="T56">MARKET_PULSE_gmi_long_term_sma</text:span><text:span text:style-name="T57">_daily</text:span></text:p>
          </table:table-cell>
        </table:table-row>
      </table:table>
      <text:p text:style-name="P116" loext:marker-style-name="T48"><text:span text:style-name="T18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3">MARKET_PULSE_gmi_short_term_sma_daily</text:p>
          </table:table-cell>
        </table:table-row>
        <text:soft-page-break/>
        <table:table-row table:style-name="Table3.1">
          <table:table-cell table:style-name="Table3.A1" office:value-type="string">
            <text:p text:style-name="P50"><text:span text:style-name="T56">MARKET_PULSE_gmi_long_term_sma</text:span><text:span text:style-name="T57">_daily</text:span></text:p>
          </table:table-cell>
        </table:table-row>
      </table:table>
      <text:p text:style-name="P116" loext:marker-style-name="T48"><text:span text:style-name="T18"/></text:p>
      <text:p text:style-name="P116" loext:marker-style-name="T48"><text:span text:style-name="T18"/></text:p>
      <text:p text:style-name="P120" loext:marker-style-name="T48"><text:span text:style-name="T18">MARKET_PULSE_gmi_MF_ma_period change to MARKET_PULSE_gmi_MF_ma_period change</text:span></text:p>
      <text:p text:style-name="P120" loext:marker-style-name="T48"><text:span text:style-name="T18"/></text:p>
      <text:p text:style-name="P119" loext:marker-style-name="T48"><text:span text:style-name="T17">create:</text:span></text:p>
      <text:p text:style-name="P120" loext:marker-style-name="T48"><text:span text:style-name="T17">MARKET_PULSE_gmi_MF_</text:span><text:span text:style-name="T18">s</text:span><text:span text:style-name="T17">ma_period</text:span><text:span text:style-name="T18">_daily</text:span></text:p>
      <text:p text:style-name="P120" loext:marker-style-name="T48"><text:span text:style-name="T18">MARKET_PULSE_gmi_MF_sma_period_weekly</text:span></text:p>
      <text:p text:style-name="P120" loext:marker-style-name="T48"><text:span text:style-name="T18">MARKET_PULSE_gmi_MF_sma_period_monthly</text:span></text:p>
      <text:p text:style-name="P116" loext:marker-style-name="T48"><text:span text:style-name="T18"/></text:p>
      <text:p text:style-name="P116" loext:marker-style-name="T48"><text:span text:style-name="T18"/></text:p>
      <text:p text:style-name="P13"/>
      <text:p text:style-name="P13"/>
      <text:p text:style-name="P14">6. <text:span text:style-name="T65">in gmi_calculator.py we already loaded MF_index at line 77, why do we try to reload it in def _load_and_merge_mf_data(self, main_df: pd.DataFrame) -&gt; pd.DataFrame:</text:span></text:p>
      <text:p text:style-name="P35"><text:s text:c="8"/>"""Load MF (Mutual Fund) data and merge with main dataframe"""</text:p>
      <text:p text:style-name="P35"><text:s text:c="8"/>try:</text:p>
      <text:p text:style-name="P35"><text:s text:c="12"/>mf_file_path = os.path.join(</text:p>
      <text:p text:style-name="P35"><text:s text:c="16"/>self.paths.get('source_market_data', ''),</text:p>
      <text:p text:style-name="P35"><text:s text:c="16"/>f"{self.mf_index}.csv"</text:p>
      <text:p text:style-name="P35"><text:s text:c="12"/>)</text:p>
      <text:p text:style-name="P35">isnt this obsolete now?</text:p>
      <text:p text:style-name="P13">------------------------------------------<text:span text:style-name="T60"> </text:span></text:p>
      <text:p text:style-name="P69"><text:span text:style-name="T6">add gmi P8 </text:span><text:span text:style-name="T7">condition check </text:span><text:span text:style-name="T6">: <text:s/></text:span><text:span text:style-name="T7">from file filename add </text:span><text:span text:style-name="T6"><text:s/></text:span><text:span text:style-name="T7">column name “</text:span><text:span text:style-name="T49">market_breadth_10day_successful_new_highs_gt_100”: </text:span><text:span text:style-name="T51">for latest “date” </text:span><text:span text:style-name="T52">available in file/date in name of file</text:span></text:p>
      <text:p text:style-name="P34"/>
      <text:p text:style-name="P35">add gmi P9: Count how many stocks made a new 52-week high on the current trading day t. Return 1 if count &gt; 100, else 0.</text:p>
      <text:p text:style-name="P41">GMI: DR WISH IMPLEMENTATION</text:p>
      <text:p text:style-name="P21">Requirements: 6</text:p>
      <text:p text:style-name="P39">R1: 10 Day 232days new highs &gt; 100 <text:span text:style-name="T77">(all universe)</text:span> (1POINT)</text:p>
      <text:p text:style-name="P39">R2: daily new highs &gt; 100 <text:s/><text:span text:style-name="T77">(all universe) </text:span>(1POINT)</text:p>
      <text:p text:style-name="P40">R1, R2 requirements can be taken form external files; add later</text:p>
      <text:p text:style-name="P92"><text:span text:style-name="T70">R</text:span>3: Daily <text:span text:style-name="T76">SPY </text:span>Index <text:span text:style-name="T77">p</text:span>ositive <text:span text:style-name="T70">(base on 50sma and momentum) (0.5 point for sma and 0.5 point for momentum)</text:span></text:p>
      <text:p text:style-name="P91"><text:span text:style-name="T72">R4:</text:span><text:span text:style-name="T71"> Daily </text:span><text:span text:style-name="T73">QQQ</text:span><text:span text:style-name="T71"> Index </text:span><text:span text:style-name="T74">p</text:span><text:span text:style-name="T71">ositive </text:span><text:span text:style-name="T72">(base on 50sma and momentum) (0.5 point for sma and 0.5 point for momentum)</text:span></text:p>
      <text:p text:style-name="P92"><text:span text:style-name="T70">R</text:span>5: <text:s/><text:span text:style-name="T70">W</text:span>eekly <text:span text:style-name="T75">QQQ</text:span> <text:span text:style-name="T70">index positive (base on 150sma and momentum) (1 point) – </text:span><text:span text:style-name="T77">no wekly SPY considered</text:span></text:p>
      <text:p text:style-name="P92"><text:soft-page-break/><text:span text:style-name="T70">R6: Mutual fund MF price &gt; 50sma</text:span> <text:span text:style-name="T70">(1 point)</text:span></text:p>
      <text:p text:style-name="P17"/>
      <text:p text:style-name="P93"><text:span text:style-name="T8">in user_data.csv: <text:s/></text:span><text:span text:style-name="T17">MARKET_PULSE_gmi_target_index</text:span><text:span text:style-name="T20">es to be replaced by <text:s/>MARKET_PULSE_gmi_index1 and MARKET_PULSE_gmi_index2. IN our case <text:s/>MARKET_PULSE_gmi_index1 is used for R3 <text:s/>MARKET_PULSE_gmi_index2 are used for R</text:span><text:span text:style-name="T21">4</text:span><text:span text:style-name="T20"> </text:span><text:span text:style-name="T21">and R5</text:span></text:p>
      <text:p text:style-name="P53"><text:span text:style-name="T43">D</text:span><text:span text:style-name="T42">ATA NEEDED:</text:span><text:span text:style-name="T44">()</text:span></text:p>
      <text:p text:style-name="P86"><text:span text:style-name="T17">- history price of <text:s/></text:span><text:span text:style-name="T20">MARKET_PULSE_gmi_index</text:span><text:span text:style-name="T17">1, </text:span><text:span text:style-name="T20">MARKET_PULSE_gmi_index</text:span><text:span text:style-name="T17">2, </text:span><text:span text:style-name="T21">MARKET_PULSE_gmi_MF</text:span></text:p>
      <text:p text:style-name="P53"><text:span text:style-name="T43">F</text:span><text:span text:style-name="T42">ILE NEEDED</text:span></text:p>
      <text:p text:style-name="P75">- market breadth files</text:p>
      <text:p text:style-name="P86"><text:span text:style-name="T17">- </text:span><text:span text:style-name="T29">path/name of file to look for (core name, date, timeframe)</text:span></text:p>
      <text:p text:style-name="P86"><text:span text:style-name="T29"><text:s/>results/market_breadth/market_breadth_all_</text:span><text:span text:style-name="T30">{user_choice}_timeframe_date (date is latest date in column date)</text:span><text:span text:style-name="T29"> <text:s text:c="2"/></text:span></text:p>
      <text:p text:style-name="P77">- variables to retrive:</text:p>
      <text:p text:style-name="P103"><text:span text:style-name="T30">timeframe</text:span><text:span text:style-name="T29">_daily_mb_10day_successful_252day_new_highs_gt_100</text:span></text:p>
      <text:p text:style-name="P117" loext:marker-style-name="T48"><text:span text:style-name="T30">I ma not sure what is meant</text:span><text:span text:style-name="T12"> </text:span><text:span text:style-name="T13">with daily new (252day??) highs &gt; 100: </text:span><text:span text:style-name="T30">timeframe</text:span><text:span text:style-name="T29">_mb_252day_new_highs &gt;</text:span><text:span text:style-name="T30">100 or timeframe</text:span><text:span text:style-name="T29">_mb_net_advances &gt;</text:span><text:span text:style-name="T30">100</text:span></text:p>
      <text:p text:style-name="P88"><text:span text:style-name="T29"/></text:p>
      <text:p text:style-name="P89"><text:span text:style-name="T29"/></text:p>
      <text:p text:style-name="P85"><text:span text:style-name="T29"/></text:p>
      <text:p text:style-name="P89"><text:span text:style-name="T41">CALCULATE</text:span><text:span text:style-name="T22"> </text:span></text:p>
      <text:p text:style-name="P89"><text:span text:style-name="T22">- MARKET_PULSE_gmi_short_term_sma for </text:span><text:span text:style-name="T20">MARKET_PULSE_gmi_index</text:span><text:span text:style-name="T22">1, </text:span><text:span text:style-name="T20">MARKET_PULSE_gmi_index</text:span><text:span text:style-name="T22">2</text:span></text:p>
      <text:p text:style-name="P89"><text:span text:style-name="T20">-</text:span><text:span text:style-name="T22"> MARKET_PULSE_gmi_long_term_sma for </text:span><text:span text:style-name="T20">MARKET_PULSE_gmi_index</text:span><text:span text:style-name="T22">2 </text:span></text:p>
      <text:p text:style-name="P89"><text:span text:style-name="T20"/></text:p>
      <text:p text:style-name="P93"><text:span text:style-name="T41">REQUIREMENTS</text:span><text:span text:style-name="T21"> (Total: 0-6 points): <text:s text:c="94"/></text:span></text:p>
      <text:p text:style-name="P89"><text:span text:style-name="T21">- R1: 10-day success rate of 252-day new highs &gt; 100 (1 point) - from market breadth </text:span><text:span text:style-name="T22">file</text:span></text:p>
      <text:p text:style-name="P89"><text:span text:style-name="T21">- R2: Daily new highs &gt; 100 (1 point) - from market breadth <text:s/></text:span><text:span text:style-name="T22">filename</text:span></text:p>
      <text:p text:style-name="P89"><text:span text:style-name="T22">For this stage create the functions R1 AND R2, but return value 0</text:span><text:span text:style-name="T21"> <text:s text:c="65"/></text:span></text:p>
      <text:p text:style-name="P78">- R3: </text:p>
      <text:p text:style-name="P89"><text:span text:style-name="T23">gmi_r3_short term momentum: if </text:span><text:span text:style-name="T22">price </text:span><text:span text:style-name="T23">o</text:span><text:span text:style-name="T22">f </text:span><text:span text:style-name="T20">MARKET_PULSE_gmi_index1 &gt; </text:span><text:span text:style-name="T22">MARKET_PULSE_gmi_short_term_sma <text:s/></text:span><text:span text:style-name="T23">award 0.5 points else 0</text:span></text:p>
      <text:p text:style-name="P79">gmi_r3_short term trend: if positive 0.5 points else 0</text:p>
      <text:p text:style-name="P79">- R4:</text:p>
      <text:p text:style-name="P94"><text:span text:style-name="T23">gmi_r4_short term momentum: if </text:span><text:span text:style-name="T22">price </text:span><text:span text:style-name="T23">o</text:span><text:span text:style-name="T22">f </text:span><text:span text:style-name="T20">MARKET_PULSE_gmi_index</text:span><text:span text:style-name="T23">2</text:span><text:span text:style-name="T20"> &gt; </text:span><text:span text:style-name="T22">MARKET_PULSE_gmi_short_term_sma <text:s/></text:span><text:span text:style-name="T23">award 0.5 points else 0</text:span></text:p>
      <text:p text:style-name="P79">gmi_r4_short term trend: if positive 0.5 points else 0</text:p>
      <text:p text:style-name="P79">- R5:</text:p>
      <text:p text:style-name="P94"><text:span text:style-name="T23">gmi_r5_short term momentum: if </text:span><text:span text:style-name="T22">price </text:span><text:span text:style-name="T23">o</text:span><text:span text:style-name="T22">f </text:span><text:span text:style-name="T20">MARKET_PULSE_gmi_index</text:span><text:span text:style-name="T23">2</text:span><text:span text:style-name="T20"> &gt; </text:span><text:span text:style-name="T22">MARKET_PULSE_gmi_</text:span><text:span text:style-name="T23">long</text:span><text:span text:style-name="T22">_term_sma <text:s/></text:span><text:span text:style-name="T23">award 0.5 points else 0</text:span></text:p>
      <text:p text:style-name="P94"><text:soft-page-break/><text:span text:style-name="T23">gmi_r5_long term trend: if positive 0.5 points else 0</text:span></text:p>
      <text:p text:style-name="P79">- R6:</text:p>
      <text:p text:style-name="P94"><text:span text:style-name="T23">gmi_r6_short term momentum: if </text:span><text:span text:style-name="T22">price </text:span><text:span text:style-name="T23">o</text:span><text:span text:style-name="T22">f </text:span><text:span text:style-name="T20">MARKET_PULSE_</text:span><text:span text:style-name="T23">MF</text:span><text:span text:style-name="T20">_index &gt; </text:span><text:span text:style-name="T22">MARKET_PULSE_gmi_short_term_sma <text:s/></text:span><text:span text:style-name="T23">award 0.5 points else 0</text:span></text:p>
      <text:p text:style-name="P89"><text:span text:style-name="T20"/></text:p>
      <text:p text:style-name="P95"><text:span text:style-name="T21">O</text:span><text:span text:style-name="T31">utput:</text:span></text:p>
      <text:p text:style-name="P80">columns names:</text:p>
      <text:p text:style-name="P80">index, date, timeframe, {timeframe}_gmi_signal, {timeframe}_gmi_score, {timeframe}_max_score, {timeframe}_threshold, {timeframe}_confirmation_days, {timeframe}_R1, {timeframe}_R2, {timeframe}_R3, {timeframe}_R4, {timeframe}_R5, {timeframe}_R6</text:p>
      <text:p text:style-name="P89"><text:span text:style-name="T21"/></text:p>
      <text:p text:style-name="P89"><text:span text:style-name="T21"/></text:p>
      <text:p text:style-name="P15"/>
      <text:p text:style-name="P13">------------------------------------------</text:p>
      <text:h text:style-name="P6" text:outline-level="2"><text:bookmark text:name="gmi2-rules"/>GMI2 Rules</text:h>
      <text:list text:style-name="L5">
        <text:list-item>
          <text:p text:style-name="P127"><text:span text:style-name="Strong_20_Emphasis">More US new highs than lows today</text:span></text:p>
        </text:list-item>
        <text:list-item>
          <text:p text:style-name="P127"><text:span text:style-name="Strong_20_Emphasis">QQQ closed above 10-week average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closed above 4-week average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closed above 10-day average </text:span><text:span text:style-name="Strong_20_Emphasis"><text:span text:style-name="T59">(value in user_data.csv)</text:span></text:span></text:p>
        </text:list-item>
        <text:list-item>
          <text:p text:style-name="P127"><text:span text:style-name="Strong_20_Emphasis">QQQ 4-week average &gt; 10-week average &gt; 30-week average</text:span></text:p>
        </text:list-item>
        <text:list-item>
          <text:p text:style-name="P128"><text:span text:style-name="Strong_20_Emphasis">QQQ daily 10.4 stochastic &lt; 20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daily 12/26/9 MACD histogram rising last 2 days or value &gt; 0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10.4.4 daily stochastic (fast) &gt; slow or above 80 </text:span><text:span text:style-name="Strong_20_Emphasis"><text:span text:style-name="T59">(value in user_data.csv)</text:span></text:span></text:p>
        </text:list-item>
        <text:list-item>
          <text:p text:style-name="P128"><text:span text:style-name="Strong_20_Emphasis">QQQ daily 10.1 stochastic ≤ 20 </text:span><text:span text:style-name="Strong_20_Emphasis"><text:span text:style-name="T59">(value in user_data.csv)</text:span></text:span></text:p>
        </text:list-item>
      </text:list>
      <text:p text:style-name="P90"><text:span text:style-name="Strong_20_Emphasis"/></text:p>
      <text:p text:style-name="P102"><text:span text:style-name="Strong_20_Emphasis"><text:span text:style-name="T79">Based on gmi_calculator.py, create a new calculator gmi2_calculator.py that works in principle in same way:</text:span></text:span></text:p>
      <text:p text:style-name="P96"><text:span text:style-name="Strong_20_Emphasis"><text:span text:style-name="T78">user_data.csv</text:span></text:span></text:p>
      <text:p text:style-name="P87"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</text:span></text:span><text:span text:style-name="Strong_20_Emphasis"><text:span text:style-name="T17"> <text:s/></text:span></text:span><text:span text:style-name="Strong_20_Emphasis"><text:span text:style-name="T24">SPY;QQQ </text:span></text:span><text:span text:style-name="Strong_20_Emphasis"><text:span text:style-name="T26">(alow multiple choices)</text:span></text:span></text:p>
      <text:p text:style-name="P87"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</text:span></text:span><text:span text:style-name="Strong_20_Emphasis"><text:span text:style-name="T25">s</text:span></text:span><text:span text:style-name="Strong_20_Emphasis"><text:span text:style-name="T24">ma: 10;20;50;150 (expects 4)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1_thresholds =2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1_lookback = 1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1_smmothness = 4</text:span></text:span></text:p>
      <text:p text:style-name="P105"><text:soft-page-break/><text:span text:style-name="Strong_20_Emphasis"><text:span text:style-name="T40">g</text:span></text:span><text:span text:style-name="Strong_20_Emphasis"><text:span text:style-name="T37">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2_thresholds =2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2_lookback = 1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2_smmothness = 4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3_thresholds =2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3_lookback = 10</text:span></text:span></text:p>
      <text:p text:style-name="P105"><text:span text:style-name="Strong_20_Emphasis"><text:span text:style-name="T37">gmi</text:span></text:span><text:span text:style-name="Strong_20_Emphasis"><text:span text:style-name="T38">2</text:span></text:span><text:span text:style-name="Strong_20_Emphasis"><text:span text:style-name="T37">_index</text:span></text:span><text:span text:style-name="Strong_20_Emphasis"><text:span text:style-name="T39">_</text:span></text:span><text:span text:style-name="Strong_20_Emphasis"><text:span text:style-name="T38">stochastic</text:span></text:span><text:span text:style-name="Strong_20_Emphasis"><text:span text:style-name="T39">_</text:span></text:span><text:span text:style-name="Strong_20_Emphasis"><text:span text:style-name="T40">3_smmothness = 4</text:span></text:span></text:p>
      <text:p text:style-name="P105"><text:span text:style-name="Strong_20_Emphasis"><text:span text:style-name="T40"/></text:span></text:p>
      <text:p text:style-name="P54"><text:span text:style-name="T43">D</text:span><text:span text:style-name="T42">ATA NEEDED:</text:span></text:p>
      <text:p text:style-name="P87"><text:span text:style-name="T17">- history price of <text:s/></text:span><text:span text:style-name="T20">MARKET_PULSE_gmi</text:span><text:span text:style-name="T24">2</text:span><text:span text:style-name="T20">_index</text:span><text:span text:style-name="T17"> </text:span></text:p>
      <text:p text:style-name="P54"><text:span text:style-name="T43">F</text:span><text:span text:style-name="T42">ILE NEEDED</text:span></text:p>
      <text:p text:style-name="P76">- market breadth files</text:p>
      <text:p text:style-name="P96"><text:span text:style-name="T41">CALCULATE</text:span><text:span text:style-name="T22"> </text:span></text:p>
      <text:p text:style-name="P98"><text:span text:style-name="T22">- </text:span><text:span text:style-name="T20"><text:s/></text:span><text:span text:style-name="T25">order the 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</text:span></text:span><text:span text:style-name="Strong_20_Emphasis"><text:span text:style-name="T24">ma </text:span></text:span><text:span text:style-name="Strong_20_Emphasis"><text:span text:style-name="T25">in ascending order and use:</text:span></text:span></text:p>
      <text:p text:style-name="P98"><text:span text:style-name="Strong_20_Emphasis"><text:span text:style-name="T25">sma1, sm2, sma3, sma4. In your example it becomes: sma1= 10, sma2 = 20, sma3 = 50, sma4= 150</text:span></text:span></text:p>
      <text:p text:style-name="P99"><text:span text:style-name="Strong_20_Emphasis"><text:span text:style-name="T25">- calculate simple moving average for sma1, sma2, sma3, sma4 </text:span></text:span><text:span text:style-name="Strong_20_Emphasis"><text:span text:style-name="T26">values for </text:span>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</text:span></text:span></text:p>
      <text:p text:style-name="P98"><text:span text:style-name="Strong_20_Emphasis"><text:span text:style-name="T25"/></text:span></text:p>
      <text:p text:style-name="P96"><text:span text:style-name="T41">REQUIREMENTS</text:span><text:span text:style-name="T21">: <text:s text:c="94"/></text:span></text:p>
      <text:p text:style-name="P97"><text:span text:style-name="T21">- R1: <text:s/>Daily new highs &gt; 100 (1 point) –</text:span><text:span text:style-name="T22"> </text:span><text:span text:style-name="T26">from market breadth file, return 0 for the moment</text:span></text:p>
      <text:p text:style-name="P104"><text:span text:style-name="T26"><text:s text:c="8"/>-</text:span><text:span text:style-name="T32"> </text:span><text:span text:style-name="T30"><text:s/>timeframe</text:span><text:span text:style-name="T29">_mb_252day_new_highs &gt;</text:span><text:span text:style-name="T33">0 <text:s/>OR </text:span><text:span text:style-name="T30">timeframe</text:span><text:span text:style-name="T29">_mb_net_advances &gt;</text:span><text:span text:style-name="T33">0</text:span></text:p>
      <text:p text:style-name="P99"><text:span text:style-name="T21">- R2: </text:span><text:span text:style-name="T23"><text:s/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3</text:span></text:p>
      <text:p text:style-name="P99"><text:span text:style-name="T26"><text:s text:c="9"/>- take into account trend (0.5 points), momentum (0.5 points)</text:span><text:span text:style-name="T21"> <text:s text:c="58"/></text:span></text:p>
      <text:p text:style-name="P99"><text:span text:style-name="T21">- R3: </text:span><text:span text:style-name="T23"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2</text:span></text:p>
      <text:p text:style-name="P99"><text:span text:style-name="T26"><text:tab/>- take into account trend (0.5 points), momentum (0.5 points)</text:span><text:span text:style-name="T21"/></text:p>
      <text:p text:style-name="P99"><text:span text:style-name="T21">- R</text:span><text:span text:style-name="T26">4</text:span><text:span text:style-name="T21">: </text:span><text:span text:style-name="T23"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1</text:span></text:p>
      <text:p text:style-name="P99"><text:span text:style-name="T26"><text:tab/>- take into account trend (0.5 points), momentum (0.5 points)</text:span><text:span text:style-name="T21"/></text:p>
      <text:p text:style-name="P99"><text:span text:style-name="T21">- R</text:span><text:span text:style-name="T26">4</text:span><text:span text:style-name="T21">: </text:span><text:span text:style-name="T23">if </text:span><text:span text:style-name="T22">price </text:span><text:span text:style-name="T23">o</text:span><text:span text:style-name="T22">f </text:span><text:span text:style-name="T20">MARKET_PULSE_gmi</text:span><text:span text:style-name="T26">2</text:span><text:span text:style-name="T20">_index &gt; </text:span><text:span text:style-name="T22">MARKET_PULSE_gmi</text:span><text:span text:style-name="T26">2</text:span><text:span text:style-name="T22">_</text:span><text:span text:style-name="T26">sma1</text:span></text:p>
      <text:p text:style-name="P81"><text:tab/>- take into account trend (0.5 points), momentum (0.5 points)</text:p>
      <text:p text:style-name="P100"><text:span text:style-name="T21">- R</text:span><text:span text:style-name="T27">5</text:span><text:span text:style-name="T21">:</text:span><text:span text:style-name="T26"> <text:s/></text:span><text:span text:style-name="T27">if sma2 &gt; sma3 &gt;sma4: take into account momentum only (1 point)</text:span></text:p>
      <text:p text:style-name="P108"><text:span text:style-name="T27">- </text:span><text:span text:style-name="T28">R6: 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 &gt; </text:span></text:span><text:span text:style-name="Strong_20_Emphasis"><text:span text:style-name="T47">20</text:span></text:span></text:p>
      <text:p text:style-name="P101"><text:span text:style-name="T28">- R7: </text:span><text:span text:style-name="T35">MACD</text:span></text:p>
      <text:p text:style-name="P82">- R8:</text:p>
      <text:p text:style-name="P106"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.4 daily stochastic (fast) &gt; </text:span>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 <text:s/>or </text:span>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 </text:span></text:span><text:span text:style-name="Strong_20_Emphasis"><text:span text:style-name="T45">10.4.4 daily stochastic (fast) <text:s/>&gt; 80 </text:span></text:span></text:p>
      <text:p text:style-name="P107"><text:span text:style-name="T28">- R9: </text:span><text:span text:style-name="Strong_20_Emphasis"><text:span text:style-name="T20">MARKET_PULSE_gmi</text:span></text:span><text:span text:style-name="Strong_20_Emphasis"><text:span text:style-name="T24">2</text:span></text:span><text:span text:style-name="Strong_20_Emphasis"><text:span text:style-name="T20">_index</text:span></text:span><text:span text:style-name="Strong_20_Emphasis"><text:span text:style-name="T45"> daily 10.1 stochastic ≤ 20, </text:span></text:span><text:span text:style-name="Strong_20_Emphasis"><text:span text:style-name="T46">if true award 1 point</text:span></text:span></text:p>
      <text:p text:style-name="P99"><text:span text:style-name="T21"/></text:p>
      <text:p text:style-name="P96"><text:soft-page-break/><text:span text:style-name="T21"/></text:p>
      <text:p text:style-name="P16"/>
      <text:p text:style-name="P42">------------------------------------------</text:p>
      <text:h text:style-name="Heading_20_1" text:outline-level="1"><text:span text:style-name="Strong_20_Emphasis">CHILLAX_MA.PY</text:span></text:h>
      <text:p text:style-name="P70"><text:span text:style-name="Strong_20_Emphasis"/></text:p>
      <text:p text:style-name="P71"><text:span text:style-name="T34"/></text:p>
      <text:h text:style-name="P74" text:outline-level="2"><text:bookmark text:name="workflow-for-chillax-ma-analysis-with-risk-zone-co"/>Workflow for Chillax MA Analysis with Risk Zone Coloring</text:h>
      <text:h text:style-name="Heading_20_2" text:outline-level="2">1. Data Loading and Preparation</text:h>
      <text:list text:style-name="L6">
        <text:list-item>
          <text:p text:style-name="P129">Input: Ticker symbol or index identifier (e.g., "SPY", "NASDAQ").</text:p>
        </text:list-item>
        <text:list-item>
          <text:p text:style-name="P129">Load historical price data (OHLC: Open, High, Low, Close) for that index.</text:p>
        </text:list-item>
        <text:list-item>
          <text:p text:style-name="P129">Restrict data to the latest 3 months (e.g., last ~63 trading days for daily data).</text:p>
        </text:list-item>
        <text:list-item>
          <text:p text:style-name="P129">Ensure data is sorted by date ascending.</text:p>
        </text:list-item>
      </text:list>
      <text:h text:style-name="Heading_20_2" text:outline-level="2">2. Calculate Moving Averages</text:h>
      <text:list text:style-name="L7">
        <text:list-item>
          <text:p text:style-name="P130">Calculate 10-period simple moving average (SMA_10) on Close prices.</text:p>
        </text:list-item>
        <text:list-item>
          <text:p text:style-name="P130">Calculate 20-period simple moving average (SMA_20) on Close prices.</text:p>
        </text:list-item>
      </text:list>
      <text:h text:style-name="Heading_20_2" text:outline-level="2">3. Determine Trend and Risk Signals</text:h>
      <text:list text:style-name="L8">
        <text:list-item>
          <text:p text:style-name="P131">Compare current SMA_10 to SMA_20 to check if SMA_10 is above SMA_20 (bullish condition).</text:p>
        </text:list-item>
        <text:list-item>
          <text:p text:style-name="P131">Determine trend direction by comparing current SMA values to values 5 trading days ago:</text:p>
          <text:list>
            <text:list-item>
              <text:p text:style-name="P131">SMA_10 trending up if SMA_10 &gt; SMA_10 shifted by 5 days.</text:p>
            </text:list-item>
            <text:list-item>
              <text:p text:style-name="P131">SMA_20 trending up if SMA_20 &gt; SMA_20 shifted by 5 days.</text:p>
            </text:list-item>
          </text:list>
        </text:list-item>
        <text:list-item>
          <text:p text:style-name="P131">Define risk on/off zones based on these conditions:</text:p>
          <text:list>
            <text:list-item>
              <text:p text:style-name="P131"><text:span text:style-name="Strong_20_Emphasis">Risk-On (Light Green Zone):</text:span> SMA_10 above SMA_20 and both trending up or SMA_10 trending up alone.</text:p>
            </text:list-item>
            <text:list-item>
              <text:p text:style-name="P131"><text:span text:style-name="Strong_20_Emphasis">Risk-Off (Light Red Zone):</text:span> SMA_10 below SMA_20 or weakening trend.</text:p>
            </text:list-item>
          </text:list>
        </text:list-item>
      </text:list>
      <text:h text:style-name="Heading_20_2" text:outline-level="2">4. Visualization</text:h>
      <text:list text:style-name="L9">
        <text:list-item>
          <text:p text:style-name="P132">Plot a candlestick chart for the index over the 3-month period.</text:p>
        </text:list-item>
        <text:list-item>
          <text:p text:style-name="P132">Overlay the 10-day and 20-day SMAs on the price chart.</text:p>
        </text:list-item>
        <text:list-item>
          <text:p text:style-name="P132">Color the background zones (or chart area) dynamically:</text:p>
          <text:list>
            <text:list-item>
              <text:p text:style-name="P132"><text:soft-page-break/>Light green where risk-on conditions hold.</text:p>
            </text:list-item>
            <text:list-item>
              <text:p text:style-name="P132">Light red where risk-off conditions hold.</text:p>
            </text:list-item>
          </text:list>
        </text:list-item>
        <text:list-item>
          <text:p text:style-name="P132">Optionally display the latest MA values and trend statuses as text or labels on the chart.</text:p>
        </text:list-item>
      </text:list>
      <text:p text:style-name="P83">In user_data.csv add:</text:p>
      <text:p text:style-name="P83">chillax_mas_indexes: SY; QQQ, IWM (combination of indexes not possible)</text:p>
      <text:p text:style-name="P83">chillax_mas_sma: 10, </text:p>
      <text:p text:style-name="P83">chillax_mas_charts: SPY; QQQ (if nothing given just creates charts for all chillax_mas_indexes)</text:p>
      <text:p text:style-name="P83">chillax_mas_charts_timeframe: 150 <text:s/>(on daily this represents 150:5 = 30 week</text:p>
      <text:p text:style-name="P109"><text:span text:style-name="T17"/></text:p>
      <text:p text:style-name="P110"><text:span text:style-name="T17">Output file names follow the patterns: </text:span><text:span text:style-name="T36">chillax_mas</text:span><text:span text:style-name="T17">_c</text:span><text:span text:style-name="T36">hillax_mas_indexes</text:span><text:span text:style-name="T17">_user-choice_timeframe_date.*, where date is the latest date availabe in our loaded data, not the date of file creation. Look in </text:span></text:p>
      <text:p text:style-name="P109"><text:span text:style-name="T17"/></text:p>
      <text:h text:style-name="Heading_20_1" text:outline-level="1">Moving Average Cycles</text:h>
      <text:p text:style-name="P109"><text:span text:style-name="T17"/></text:p>
      <text:p text:style-name="P83">Similary to the Chillax MA Analysis implementation, implement ma_cycles_analyzer. I have a pine of the indicator in <text:s text:c="12"/>│</text:p>
      <text:p text:style-name="P83">│ <text:s text:c="2"/>tradingview'/home/imagda/_invest2024/python/metaData_v1/src/market_pulse/indicators/ma_cycles_analyzer.pine'. I would like to <text:s text:c="2"/>│</text:p>
      <text:p text:style-name="P83">│ <text:s text:c="2"/>create same chart as chillax but also end the MA cycles and a table overview right bottom. The image is provided here: <text:s text:c="9"/>│</text:p>
      <text:p text:style-name="P83">│ <text:s text:c="2"/>https://www.tradingview.com/script/R8bMY2Il-Moving-Average-Cycles/ </text:p>
      <text:p text:style-name="P71"><text:span text:style-name="T34"/></text:p>
      <text:p text:style-name="P71"><text:span text:style-name="T34"/></text:p>
      <text:p text:style-name="P71"><text:span text:style-name="T34"/></text:p>
      <text:p text:style-name="P71"><text:span text:style-name="T34"/></text:p>
      <text:p text:style-name="P71"><text:a xlink:type="simple" xlink:href="https://de.tradingview.com/script/8u44VK7x/" text:style-name="Internet_20_link" text:visited-style-name="Visited_20_Internet_20_Link"><text:span text:style-name="T34">https://de.tradingview.com/script/8u44VK7x/</text:span></text:a></text:p>
      <text:p text:style-name="P71"><text:span text:style-name="T34"/></text:p>
      <text:p text:style-name="P71"><text:span text:style-name="T34"/></text:p>
      <text:p text:style-name="P71"><text:span text:style-name="T34"/></text:p>
      <text:p text:style-name="P19">at <text:s/>level: </text:p>
      <text:p text:style-name="P9">├── <text:span text:style-name="T81">pp_main.py</text:span></text:p>
      <text:p text:style-name="P7">├── __init__.py</text:p>
      <text:p text:style-name="P18"><text:s/>|----- pp_market_pulse.py</text:p>
      <text:p text:style-name="P7">├── pp_<text:span text:style-name="T82">market_pulse</text:span>/</text:p>
      <text:p text:style-name="P7">│ <text:s text:c="2"/>├── __init__.py</text:p>
      <text:p text:style-name="P7">│ <text:s text:c="2"/>├── pp_<text:span text:style-name="T82">gmi+gmi2.py (load file_1+file_2, produce outout template1)</text:span></text:p>
      <text:p text:style-name="P10">│ <text:s text:c="2"/>├── pp_<text:span text:style-name="T82">chillmax.py (load file_x+file_y, produce outout template2)</text:span></text:p>
      <text:p text:style-name="P10"><text:soft-page-break/>│ <text:s text:c="2"/>├── pp_base_rs_per.py <text:span text:style-name="T82">(load file_a+file_b, produce outout template3)</text:span></text:p>
      <text:p text:style-name="P7">│ <text:s text:c="2"/>├── pp_base_market_pulse.py</text:p>
      <text:p text:style-name="P8">├── p<text:span text:style-name="T80">p</text:span>_charts.<text:span text:style-name="T82">py</text:span></text:p>
      <text:p text:style-name="P7">├── pp_charts/</text:p>
      <text:p text:style-name="P7">│ <text:s text:c="2"/>├── __init__.py</text:p>
      <text:p text:style-name="P7">│ <text:s text:c="2"/>├── pp_charts_type1.py</text:p>
      <text:p text:style-name="P7">│ <text:s text:c="2"/>├── pp_charts_type2.py</text:p>
      <text:p text:style-name="P7"/>
      <text:p text:style-name="P7"/>
      <text:p text:style-name="P7"/>
      <text:p text:style-name="P47">main()</text:p>
      <text:p text:style-name="P48"><text:s text:c="2"/>├── Universe Generation (once, all tickers)</text:p>
      <text:p text:style-name="P48"><text:s text:c="2"/>├── RS Analysis (once, all tickers)</text:p>
      <text:p text:style-name="P48"><text:s text:c="2"/>├── PER Analysis (once, all tickers)</text:p>
      <text:p text:style-name="P48"><text:s text:c="2"/>├── For each timeframe ('daily', 'weekly', 'monthly'):</text:p>
      <text:p text:style-name="P48"><text:s text:c="2"/>│ <text:s text:c="2"/>└── process_timeframe_batches():</text:p>
      <text:p text:style-name="P48"><text:s text:c="2"/>│ <text:s text:c="6"/>├── Batch 1: Tickers 1-100 → _run_batch_operations():</text:p>
      <text:p text:style-name="P48"><text:s text:c="2"/>│ <text:s text:c="6"/>│ <text:s text:c="2"/>├── 1. Basic Calculations (line 188)</text:p>
      <text:p text:style-name="P48"><text:s text:c="2"/>│ <text:s text:c="6"/>│ <text:s text:c="2"/>├── 2. Stage Analysis (line 196)</text:p>
      <text:p text:style-name="P48"><text:s text:c="2"/>│ <text:s text:c="6"/>│ <text:s text:c="2"/>├── 3. Screeners (line 213) ← ✅ CLEAN (no market pulse)</text:p>
      <text:p text:style-name="P48"><text:s text:c="2"/>│ <text:s text:c="6"/>│ <text:s text:c="2"/>├── 4. Technical Indicators (line 218)</text:p>
      <text:p text:style-name="P48"><text:s text:c="2"/>│ <text:s text:c="6"/>│ <text:s text:c="2"/>└── 5. Models (line 222)</text:p>
      <text:p text:style-name="P48"><text:s text:c="2"/>│ <text:s text:c="6"/>├── Batch 2: Tickers 101-200 → _run_batch_operations() [same steps]</text:p>
      <text:p text:style-name="P48"><text:s text:c="2"/>│ <text:s text:c="6"/>└── ... (continue until all tickers processed)</text:p>
      <text:p text:style-name="P48"><text:s text:c="2"/>├── Save Basic Calculations Matrix (after each timeframe)</text:p>
      <text:p text:style-name="P48"><text:s text:c="2"/>├── Stage Analysis Processing Summary (line 485)</text:p>
      <text:p text:style-name="P48"><text:s text:c="2"/>├── 🟢 MARKET PULSE ANALYSIS (line 490) ← NEW PIPELINE POSITION</text:p>
      <text:p text:style-name="P48"><text:s text:c="2"/>│ <text:s text:c="2"/>└── For each timeframe ['daily', 'weekly', 'monthly']:</text:p>
      <text:p text:style-name="P48"><text:s text:c="2"/>│ <text:s text:c="6"/>├── MarketPulseManager.run_complete_analysis()</text:p>
      <text:p text:style-name="P48"><text:s text:c="2"/>│ <text:s text:c="6"/>├── GMI Calculator (SPY, QQQ, IWM, ^DJI)</text:p>
      <text:p text:style-name="P48"><text:s text:c="2"/>│ <text:s text:c="6"/>├── FTD/DD Analyzer (Follow-Through/Distribution Days)</text:p>
      <text:p text:style-name="P48"><text:s text:c="2"/>│ <text:s text:c="6"/>├── Moving Average Analyzer (Chillax MA &amp; Cycles)</text:p>
      <text:p text:style-name="P48"><text:s text:c="2"/>│ <text:s text:c="6"/>├── Breadth Analyzer (Net Highs/Lows, Universe filtered)</text:p>
      <text:p text:style-name="P48"><text:s text:c="2"/>│ <text:s text:c="6"/>├── Generate market summary &amp; alerts</text:p>
      <text:p text:style-name="P48"><text:s text:c="2"/>│ <text:s text:c="6"/>└── Save results: market_pulse_summary_{user_choice}_{timeframe}_{date}.csv</text:p>
      <text:p text:style-name="P48"><text:soft-page-break/><text:s text:c="2"/>├── Index Overview Generation (line 550) ← MOVED DOWN</text:p>
      <text:p text:style-name="P48"><text:s text:c="2"/>│ <text:s text:c="2"/>└── For each timeframe ['daily', 'weekly', 'monthly']:</text:p>
      <text:p text:style-name="P48"><text:s text:c="2"/>│ <text:s text:c="6"/>└── create_index_overview() - loads ALL tickers again</text:p>
      <text:p text:style-name="P48"><text:s text:c="2"/>├── Dashboard Generation (line 620+) ← SHIFTED DOWN</text:p>
      <text:p text:style-name="P48"><text:s text:c="2"/>└── Report Generation (line 670+) ← SHIFTED DOWN</text:p>
      <text:p text:style-name="P48"/>
      <text:p text:style-name="P48"/>
      <text:p text:style-name="P47">main()</text:p>
      <text:p text:style-name="P48"><text:s text:c="2"/>├── Universe Generation (once, all tickers)</text:p>
      <text:p text:style-name="P48"><text:s text:c="2"/>├── RS Analysis (once, all tickers)</text:p>
      <text:p text:style-name="P48"><text:s text:c="2"/>├── PER Analysis (once, all tickers)</text:p>
      <text:p text:style-name="P48"><text:s text:c="2"/>├── For each timeframe ('daily', 'weekly', 'monthly'):</text:p>
      <text:p text:style-name="P48"><text:s text:c="2"/>│ <text:s text:c="2"/>└── process_timeframe_batches():</text:p>
      <text:p text:style-name="P48"><text:s text:c="2"/>│ <text:s text:c="6"/>├── <text:span text:style-name="T83">run all timeframes all batches, </text:span></text:p>
      <text:p text:style-name="P48"><text:s text:c="2"/>│ <text:s text:c="6"/>│ <text:s text:c="2"/>├── 1. Basic Calculations (line 188)</text:p>
      <text:p text:style-name="P48"><text:s text:c="3"/>│ <text:s text:c="6"/>├── <text:span text:style-name="T83">run all batches, all timeframes</text:span> <text:s text:c="6"/></text:p>
      <text:p text:style-name="P48"><text:s text:c="2"/>│ <text:s text:c="6"/>│ <text:s text:c="2"/>├── 2. Stage Analysis (line 196)</text:p>
      <text:p text:style-name="P48"><text:s text:c="2"/>│ <text:s text:c="6"/>│ <text:s text:c="2"/>├── 3. Screeners (line 213) ←</text:p>
      <text:p text:style-name="P48"><text:s text:c="2"/>│ <text:s text:c="12"/>├── <text:span text:style-name="T83">run all timeframes all batches, </text:span></text:p>
      <text:p text:style-name="P48"><text:s text:c="29"/><text:span text:style-name="T83">screener 1</text:span></text:p>
      <text:p text:style-name="P48"><text:s text:c="29"/><text:span text:style-name="T83">screener 2</text:span></text:p>
      <text:p text:style-name="P48"><text:s/><text:span text:style-name="T83">etc </text:span></text:p>
      <text:p text:style-name="P48"><text:s text:c="2"/>├── 🟢 MARKET PULSE ANALYSIS (line 490) ← NEW PIPELINE POSITION</text:p>
      <text:p text:style-name="P48"><text:s text:c="2"/>│ <text:s text:c="2"/>└── For each timeframe ['daily', 'weekly', 'monthly']:</text:p>
      <text:p text:style-name="P48"><text:s text:c="2"/>│ <text:s text:c="6"/>├── MarketPulseManager.run_complete_analysis()</text:p>
      <text:p text:style-name="P48"><text:s text:c="2"/>│ <text:s text:c="6"/>├── GMI Calculator (SPY, QQQ, IWM, ^DJI)</text:p>
      <text:p text:style-name="P48"><text:s text:c="2"/>│ <text:s text:c="6"/>├── FTD/DD Analyzer (Follow-Through/Distribution Days)</text:p>
      <text:p text:style-name="P48"><text:s text:c="2"/>│ <text:s text:c="6"/>├── Moving Average Analyzer (Chillax MA &amp; Cycles)</text:p>
      <text:p text:style-name="P48"><text:s text:c="2"/>│ <text:s text:c="6"/>├── Breadth Analyzer (Net Highs/Lows, Universe filtered)</text:p>
      <text:p text:style-name="P48"><text:s text:c="2"/>│ <text:s text:c="6"/>├── Generate market summary &amp; alerts</text:p>
      <text:p text:style-name="P48"><text:s text:c="2"/>│ <text:s text:c="6"/>└── Save results: market_pulse_summary_{user_choice}_{timeframe}_{date}.csv</text:p>
      <text:p text:style-name="P48"><text:soft-page-break/><text:s text:c="2"/>├── Index Overview Generation (line 550) ← MOVED DOWN</text:p>
      <text:p text:style-name="P48"><text:s text:c="2"/>│ <text:s text:c="2"/>└── For each timeframe ['daily', 'weekly', 'monthly']:</text:p>
      <text:p text:style-name="P48"><text:s text:c="2"/>│ <text:s text:c="6"/>└── create_index_overview() - loads ALL tickers again</text:p>
      <text:p text:style-name="P48"><text:s text:c="2"/>├── Dashboard Generation (line 620+) ← SHIFTED DOWN</text:p>
      <text:p text:style-name="P48"><text:s text:c="2"/>└── Report Generation (line 670+) ← SHIFTED DOWN</text:p>
      <text:p text:style-name="P48"/>
      <text:p text:style-name="P48">Excellent! The save_basic_calculations_matrix function already returns a dictionary with the actual data_date. Now I need to</text:p>
      <text:p text:style-name="P48"><text:s text:c="2"/>modify main.py to capture this returned data_date and store it in the main.data_dates dictionary instead of hardcoding</text:p>
      <text:p text:style-name="P48"><text:s text:c="2"/>"calculated".</text:p>
      <text:p text:style-name="P48"/>
      <text:p text:style-name="P48">Looking at the output, I can see that:</text:p>
      <text:p text:style-name="P48"/>
      <text:p text:style-name="P48"><text:s text:c="2"/>1. Market Pulse Analysis now shows proper dates:</text:p>
      <text:p text:style-name="P48"><text:s text:c="4"/>- Daily: 📅 Using centralized data date: 2025-09-05</text:p>
      <text:p text:style-name="P48"><text:s text:c="4"/>- Weekly: 📅 Using centralized data date: 2025-09-01</text:p>
      <text:p text:style-name="P48"><text:s text:c="4"/>- Monthly: 📅 Using centralized data date: 2025-09-05</text:p>
      <text:p text:style-name="P48"><text:s text:c="2"/>2. Index Overview Generation uses proper dates:</text:p>
      <text:p text:style-name="P48"><text:s text:c="4"/>- 📅 Using centralized data date for daily overview: 2025-09-05</text:p>
      <text:p text:style-name="P48"><text:s text:c="4"/>- 📅 Using centralized data date for weekly overview: 2025-09-01</text:p>
      <text:p text:style-name="P48"><text:s text:c="4"/>- 📅 Using centralized data date for monthly overview: 2025-09-05</text:p>
      <text:p text:style-name="P48"><text:s text:c="2"/>3. Report Generation shows proper data_dates:</text:p>
      <text:p text:style-name="P48"><text:s text:c="4"/>- 'daily': {'data_date': '20250905', 'formatted_date': '2025-09-05', 'output_file': '...'}</text:p>
      <text:p text:style-name="P48"><text:s text:c="4"/>- Similar structure for weekly and monthly</text:p>
      <text:p text:style-name="P48"><text:s text:c="2"/>4. No more "calculated" errors: The system is no longer looking for files with "calculated" in the filename.</text:p>
      <text:p text:style-name="P48"/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7.2$Linux_X86_64 LibreOffice_project/420$Build-2</meta:generator>
    <dc:date>2025-09-15T19:35:29.979102502</dc:date>
    <meta:editing-duration>P1DT15H21M57S</meta:editing-duration>
    <meta:editing-cycles>79</meta:editing-cycles>
    <meta:document-statistic meta:table-count="4" meta:image-count="0" meta:object-count="0" meta:page-count="16" meta:paragraph-count="415" meta:word-count="2944" meta:character-count="22151" meta:non-whitespace-character-count="18270"/>
  </office:meta>
</office:document-meta>
</file>